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8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draw:fill="solid" draw:fill-color="#5fcbef" draw:opacity="100%" draw:stroke="solid" svg:stroke-width="0.02087in" svg:stroke-color="#4495b0" svg:stroke-opacity="100%" svg:stroke-linecap="round"/>
    </style:style>
    <style:style style:family="paragraph" style:name="a1329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 style:parent-style-name="Graphics">
      <style:graphic-properties draw:fill="none" draw:stroke="non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 style:parent-style-name="Graphics">
      <style:graphic-properties draw:fill="none" draw:stroke="none"/>
    </style:style>
    <style:style style:family="paragraph" style:name="a121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 style:parent-style-name="Graphics">
      <style:graphic-properties draw:fill="none" draw:stroke="none"/>
    </style:style>
    <style:style style:family="graphic" style:name="a1263" style:parent-style-name="Graphics">
      <style:graphic-properties draw:fill="none" draw:stroke="non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draw:fill="solid" draw:fill-color="#5fcbef" draw:opacity="100%" draw:stroke="solid" svg:stroke-width="0.02087in" svg:stroke-color="#4495b0" svg:stroke-opacity="100%" svg:stroke-linecap="round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 style:parent-style-name="Graphics">
      <style:graphic-properties draw:fill="none" draw:stroke="non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08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177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85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49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318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88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32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36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73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26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29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181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14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91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17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55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324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00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94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8748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1.8748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1327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03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174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8748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1.8748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</office:automatic-styles>
  <office:body>
    <office:presentation>
      <draw:page draw:name="Slide1" draw:style-name="a1155" draw:master-page-name="Master1-Layout1-title-Title-Slide" presentation:presentation-page-layout-name="Master1-PPL1" draw:id="Slide-256">
        <draw:frame draw:id="id305" presentation:style-name="a1158" draw:name="Title 1" svg:x="0.55118in" svg:y="2.05787in" svg:width="10.08425in" svg:height="2.23737in" presentation:class="title" presentation:placeholder="false">
          <draw:text-box>
            <text:p text:style-name="a1157" text:class-names="" text:cond-style-name=""><text:span text:style-name="a1156" text:class-names="">Light, Atoms and Losses: Recipe for quantum state engineering</text:span></text:p>
          </draw:text-box>
          <svg:title/>
          <svg:desc/>
        </draw:frame>
        <draw:frame draw:id="id306" presentation:style-name="a1161" draw:name="Subtitle 2" svg:x="1.64803in" svg:y="4.42992in" svg:width="8.49409in" svg:height="1.19961in" presentation:class="subtitle" presentation:placeholder="false">
          <draw:text-box>
            <text:p text:style-name="a1160" text:class-names="" text:cond-style-name=""><text:span text:style-name="a1159" text:class-names="">31/01/17 Oliver Thomas</text:span></text:p>
          </draw:text-box>
          <svg:title/>
          <svg:desc/>
        </draw:frame>
        <presentation:notes draw:style-name="a1167">
          <draw:frame draw:id="id307" draw:style-name="a1164" draw:name="Slide Number Placeholder 6" svg:x="4.67953in" svg:y="11.10827in" svg:width="3.5878in" svg:height="0.58425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308" presentation:style-name="a1165" draw:name="Slide Image Placeholder 1">
            <svg:title/>
            <svg:desc/>
          </draw:page-thumbnail>
          <draw:frame draw:id="id309" presentation:style-name="a11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68" draw:master-page-name="Master1-Layout2-obj-Title-and-Content" presentation:presentation-page-layout-name="Master1-PPL2" draw:id="Slide-258">
        <draw:frame draw:id="id310" presentation:style-name="a1171" draw:name="Title 1" svg:x="0.74055in" svg:y="1.01853in" svg:width="9.40157in" svg:height="0.74049in" presentation:class="title" presentation:placeholder="false">
          <draw:text-box>
            <text:p text:style-name="a1170" text:class-names="" text:cond-style-name=""><text:span text:style-name="a1169" text:class-names="">Introduction</text:span></text:p>
          </draw:text-box>
          <svg:title/>
          <svg:desc/>
        </draw:frame>
        <draw:frame draw:id="id311" presentation:style-name="a1186" draw:name="Content Placeholder 2" svg:x="0.66654in" svg:y="1.75472in" svg:width="11.99961in" svg:height="4.34961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Quantum computing is currently a very popular research area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8" text:class-names="">Main problem is scaling existing devices up. Need ~50 to 100 qubits to perform useful (small)<text:s text:c="1"/></text:span><text:span text:style-name="a1179" text:class-names="">calculations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The<text:s text:c="1"/></text:span><text:span text:style-name="a1183" text:class-names="">problem is decoherence. <text:s text:c="1"/></text:span></text:p>
              </text:list-item>
            </text:list>
          </draw:text-box>
          <svg:title/>
          <svg:desc/>
        </draw:frame>
        <presentation:notes draw:style-name="a1192">
          <draw:frame draw:id="id312" draw:style-name="a1189" draw:name="Slide Number Placeholder 6" svg:x="4.67953in" svg:y="11.10827in" svg:width="3.5878in" svg:height="0.58425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title/>
            <svg:desc/>
          </draw:frame>
          <draw:page-thumbnail draw:page-number="2" svg:x="0.00174in" svg:y="0in" svg:width="0in" svg:height="0in" presentation:class="page" draw:id="id313" presentation:style-name="a1190" draw:name="Slide Image Placeholder 1">
            <svg:title/>
            <svg:desc/>
          </draw:page-thumbnail>
          <draw:frame draw:id="id314" presentation:style-name="a11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193" draw:master-page-name="Master1-Layout2-obj-Title-and-Content" presentation:presentation-page-layout-name="Master1-PPL2" draw:id="Slide-286">
        <draw:frame draw:id="id315" presentation:style-name="a1196" draw:name="Title 1" svg:x="0.74055in" svg:y="0.66654in" svg:width="9.40157in" svg:height="1.44449in" presentation:class="title" presentation:placeholder="false">
          <draw:text-box>
            <text:p text:style-name="a1195" text:class-names="" text:cond-style-name=""><text:span text:style-name="a1194" text:class-names="">What am I doing?<text:tab/></text:span></text:p>
          </draw:text-box>
          <svg:title/>
          <svg:desc/>
        </draw:frame>
        <draw:frame draw:id="id316" presentation:style-name="a1218" draw:name="Content Placeholder 3" svg:x="0.64964in" svg:y="1.65688in" svg:width="9.90489in" svg:height="4.34961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7" text:class-names="">Optics<text:s text:c="1"/></text:span><text:span text:style-name="a1198" text:class-names="">widely used for information transfer.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Difficult to store information using photons.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Simple two level system ground state is a zero 1</text:span><text:span text:style-name="a1205" text:class-names="">st</text:span><text:span text:style-name="a1206" text:class-names=""><text:s text:c="1"/>excited state is a 1.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How we do get matter qubits to talk to each other?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The answer is light!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Quantum optics is a very well understood field, but what about losses (decoherence)?</text:span></text:p>
              </text:list-item>
            </text:list>
          </draw:text-box>
          <svg:title/>
          <svg:desc/>
        </draw:frame>
      </draw:page>
      <draw:page draw:name="Slide33" draw:style-name="a1219" draw:master-page-name="Master1-Layout2-obj-Title-and-Content" presentation:presentation-page-layout-name="Master1-PPL2" draw:id="Slide-288">
        <draw:frame draw:id="id317" presentation:style-name="a1223" draw:name="Title 1" svg:x="0.74055in" svg:y="0.66654in" svg:width="9.40157in" svg:height="1.44449in" presentation:class="title" presentation:placeholder="false">
          <draw:text-box>
            <text:p text:style-name="a1222" text:class-names="" text:cond-style-name=""><text:span text:style-name="a1220" text:class-names="">The Density matrix<text:tab/></text:span><text:span text:style-name="a1221" text:class-names=""/></text:p>
          </draw:text-box>
          <svg:title/>
          <svg:desc/>
        </draw:frame>
        <draw:frame draw:id="id318" presentation:style-name="a1237" draw:name="Content Placeholder 3" svg:x="0.64964in" svg:y="1.65688in" svg:width="9.90489in" svg:height="5.55091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The density matrix describes the state of the system.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General formalism which can describe many different physical systems: Ion traps, two level atomic system in a cavity.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Want to know how the density matrix evolves in time.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3" text:class-names="">Closed system this is easy, as the two systems remain separable for all time t</text:span><text:span text:style-name="a1234" text:class-names=""/></text:p>
              </text:list-item>
            </text:list>
          </draw:text-box>
          <svg:title/>
          <svg:desc/>
        </draw:frame>
        <draw:frame draw:id="id319" draw:style-name="a1238" draw:name="Picture 2" svg:x="1.36219in" svg:y="6.58297in" svg:width="6.08591in" svg:height="0.288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2" draw:style-name="a1239" draw:master-page-name="Master1-Layout2-obj-Title-and-Content" presentation:presentation-page-layout-name="Master1-PPL2" draw:id="Slide-287">
        <draw:frame draw:id="id320" presentation:style-name="a1243" draw:name="Title 1" svg:x="0.74055in" svg:y="0.66654in" svg:width="9.40157in" svg:height="1.44449in" presentation:class="title" presentation:placeholder="false">
          <draw:text-box>
            <text:p text:style-name="a1242" text:class-names="" text:cond-style-name=""><text:span text:style-name="a1240" text:class-names="">The Lindblad type Master equation<text:s text:c="1"/></text:span><text:span text:style-name="a1241" text:class-names=""><text:tab/></text:span></text:p>
          </draw:text-box>
          <svg:title/>
          <svg:desc/>
        </draw:frame>
        <draw:frame draw:id="id321" presentation:style-name="a1259" draw:name="Content Placeholder 3" svg:x="0.64964in" svg:y="1.65688in" svg:width="9.90489in" svg:height="4.34961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Time evolution of the matrix, from a given initial state we can work out what state the system will be in at time t.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For open systems in general rho is not separable.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  <draw:frame draw:id="id322" draw:style-name="a1260" draw:name="Content Placeholder 3" svg:x="0.74055in" svg:y="5.12432in" svg:width="12in" svg:height="0.69536in" style:rel-width="scale" style:rel-height="scale">
          <draw:image xlink:href="media/image2.png" xlink:type="simple" xlink:show="embed" xlink:actuate="onLoad"/>
          <svg:title/>
          <svg:desc/>
        </draw:frame>
        <draw:frame draw:id="id323" draw:style-name="a1261" draw:name="Picture 5" svg:x="0.74055in" svg:y="6.57612in" svg:width="6.38753in" svg:height="0.32996in" style:rel-width="scale" style:rel-height="scale">
          <draw:image xlink:href="media/image3.png" xlink:type="simple" xlink:show="embed" xlink:actuate="onLoad"/>
          <svg:title/>
          <svg:desc/>
        </draw:frame>
        <draw:frame draw:id="id324" draw:style-name="a1262" draw:name="Picture 6" svg:x="0.74055in" svg:y="5.83858in" svg:width="7.33075in" svg:height="0.5716in" style:rel-width="scale" style:rel-height="scale">
          <draw:image xlink:href="media/image4.png" xlink:type="simple" xlink:show="embed" xlink:actuate="onLoad"/>
          <svg:title/>
          <svg:desc/>
        </draw:frame>
        <draw:frame draw:id="id325" draw:style-name="a1263" draw:name="Picture 7" svg:x="1.10245in" svg:y="4.2664in" svg:width="3.60788in" svg:height="0.288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6" draw:style-name="a1264" draw:master-page-name="Master1-Layout2-obj-Title-and-Content" presentation:presentation-page-layout-name="Master1-PPL2" draw:id="Slide-281">
        <draw:frame draw:id="id326" presentation:style-name="a1267" draw:name="Title 1" svg:x="0.74055in" svg:y="0.66654in" svg:width="9.40157in" svg:height="1.44449in" presentation:class="title" presentation:placeholder="false">
          <draw:text-box>
            <text:p text:style-name="a1266" text:class-names="" text:cond-style-name=""><text:span text:style-name="a1265" text:class-names="">Why</text:span></text:p>
          </draw:text-box>
          <svg:title/>
          <svg:desc/>
        </draw:frame>
        <draw:frame draw:id="id327" presentation:style-name="a1277" draw:name="Content Placeholder 3" svg:x="0.66654in" svg:y="1.75472in" svg:width="11.99961in" svg:height="4.34961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Not analytically solvable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Is numerically solvable.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<text:s text:c="2"/></text:span></text:p>
              </text:list-item>
            </text:list>
          </draw:text-box>
          <svg:title/>
          <svg:desc/>
        </draw:frame>
      </draw:page>
      <draw:page draw:name="Slide27" draw:style-name="a1278" draw:master-page-name="Master1-Layout2-obj-Title-and-Content" presentation:presentation-page-layout-name="Master1-PPL2" draw:id="Slide-282">
        <draw:frame draw:id="id328" presentation:style-name="a1281" draw:name="Title 1" svg:x="0.74055in" svg:y="0.66654in" svg:width="9.40157in" svg:height="1.44449in" presentation:class="title" presentation:placeholder="false">
          <draw:text-box>
            <text:p text:style-name="a1280" text:class-names="" text:cond-style-name=""><text:span text:style-name="a1279" text:class-names="">Progress</text:span></text:p>
          </draw:text-box>
          <svg:title/>
          <svg:desc/>
        </draw:frame>
        <draw:frame draw:id="id329" presentation:style-name="a1282" draw:name="Title 2" svg:x="0.74055in" svg:y="2.36299in" svg:width="9.40157in" svg:height="4.24409in" presentation:class="title" presentation:placeholder="true">
          <draw:text-box/>
          <svg:title/>
          <svg:desc/>
        </draw:frame>
        <draw:frame draw:id="id330" presentation:style-name="a1295" draw:name="Content Placeholder 3" svg:x="0.66654in" svg:y="1.75472in" svg:width="11.99961in" svg:height="4.34961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Solving the master equation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Solved for a single photon-atom system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</draw:text-box>
          <svg:title/>
          <svg:desc/>
        </draw:frame>
      </draw:page>
      <draw:page draw:name="Slide28" draw:style-name="a1296" draw:master-page-name="Master1-Layout2-obj-Title-and-Content" presentation:presentation-page-layout-name="Master1-PPL2" draw:id="Slide-283">
        <draw:frame draw:id="id331" presentation:style-name="a1299" draw:name="Title 1" svg:x="0.74055in" svg:y="0.66654in" svg:width="9.40157in" svg:height="1.44449in" presentation:class="title" presentation:placeholder="false">
          <draw:text-box>
            <text:p text:style-name="a1298" text:class-names="" text:cond-style-name=""><text:span text:style-name="a1297" text:class-names="">Results</text:span></text:p>
          </draw:text-box>
          <svg:title/>
          <svg:desc/>
        </draw:frame>
        <draw:frame draw:id="id332" presentation:style-name="a1300" draw:name="Title 2" svg:x="0.74055in" svg:y="2.36299in" svg:width="9.40157in" svg:height="4.24409in" presentation:class="title" presentation:placeholder="true">
          <draw:text-box/>
          <svg:title/>
          <svg:desc/>
        </draw:frame>
        <draw:frame draw:id="id333" presentation:style-name="a1301" draw:name="Content Placeholder 3" svg:x="0.66654in" svg:y="1.75472in" svg:width="11.99961in" svg:height="4.34961in" presentation:class="outline" presentation:placeholder="true">
          <draw:text-box/>
          <svg:title/>
          <svg:desc/>
        </draw:frame>
      </draw:page>
      <draw:page draw:name="Slide29" draw:style-name="a1302" draw:master-page-name="Master1-Layout2-obj-Title-and-Content" presentation:presentation-page-layout-name="Master1-PPL2" draw:id="Slide-284">
        <draw:frame draw:id="id334" presentation:style-name="a1305" draw:name="Title 1" svg:x="0.74055in" svg:y="0.66654in" svg:width="9.40157in" svg:height="1.44449in" presentation:class="title" presentation:placeholder="false">
          <draw:text-box>
            <text:p text:style-name="a1304" text:class-names="" text:cond-style-name=""><text:span text:style-name="a1303" text:class-names="">Conclusion</text:span></text:p>
          </draw:text-box>
          <svg:title/>
          <svg:desc/>
        </draw:frame>
        <draw:frame draw:id="id335" presentation:style-name="a1306" draw:name="Title 2" svg:x="0.74055in" svg:y="2.36299in" svg:width="9.40157in" svg:height="4.24409in" presentation:class="title" presentation:placeholder="true">
          <draw:text-box/>
          <svg:title/>
          <svg:desc/>
        </draw:frame>
        <draw:frame draw:id="id336" presentation:style-name="a1307" draw:name="Content Placeholder 3" svg:x="0.66654in" svg:y="1.75472in" svg:width="11.99961in" svg:height="4.34961in" presentation:class="outline" presentation:placeholder="true">
          <draw:text-box/>
          <svg:title/>
          <svg:desc/>
        </draw:frame>
      </draw:page>
      <draw:page draw:name="Slide30" draw:style-name="a1308" draw:master-page-name="Master1-Layout2-obj-Title-and-Content" presentation:presentation-page-layout-name="Master1-PPL2" draw:id="Slide-285">
        <draw:frame draw:id="id337" presentation:style-name="a1311" draw:name="Title 1" svg:x="0.74055in" svg:y="0.66654in" svg:width="9.40157in" svg:height="1.44449in" presentation:class="title" presentation:placeholder="false">
          <draw:text-box>
            <text:p text:style-name="a1310" text:class-names="" text:cond-style-name=""><text:span text:style-name="a1309" text:class-names="">What is next?</text:span></text:p>
          </draw:text-box>
          <svg:title/>
          <svg:desc/>
        </draw:frame>
        <draw:frame draw:id="id338" presentation:style-name="a1312" draw:name="Title 2" svg:x="0.74055in" svg:y="2.36299in" svg:width="9.40157in" svg:height="4.24409in" presentation:class="title" presentation:placeholder="true">
          <draw:text-box/>
          <svg:title/>
          <svg:desc/>
        </draw:frame>
        <draw:frame draw:id="id339" presentation:style-name="a1331" draw:name="Content Placeholder 3" svg:x="0.66654in" svg:y="1.75472in" svg:width="11.99961in" svg:height="4.34961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With single coupled system matching expected results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Move on to multiple coupled systems, system composed of multiple qubits.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Generalising to multiple qubits coupled together.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Can’t solve numerically completely due to extremely large Hilbert spaces.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Using mean field approach can separate the dynamics and end up solving n-coupled first order differential equations.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03in" svg:y="2.62953in" svg:width="8.49409in" svg:height="1.80039in"/>
      <presentation:placeholder presentation:object="subtitle" svg:x="1.64803in" svg:y="4.42992in" svg:width="8.49409in" svg:height="1.19961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Title and Content">
      <presentation:placeholder presentation:object="title" svg:x="0.74055in" svg:y="0.66654in" svg:width="9.40157in" svg:height="1.44449in"/>
      <presentation:placeholder presentation:object="title" svg:x="0.74055in" svg:y="2.36299in" svg:width="9.40157in" svg:height="4.24409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Section Header">
      <presentation:placeholder presentation:object="title" svg:x="0.74055in" svg:y="2.95354in" svg:width="9.40157in" svg:height="1.99764in"/>
      <presentation:placeholder presentation:object="outline" svg:x="0.74055in" svg:y="4.95118in" svg:width="9.40157in" svg:height="0.94094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4" style:display-name="Two Content">
      <presentation:placeholder presentation:object="title" svg:x="0.74055in" svg:y="0.66654in" svg:width="9.40157in" svg:height="1.44449in"/>
      <presentation:placeholder presentation:object="title" svg:x="0.74055in" svg:y="2.36299in" svg:width="4.57559in" svg:height="4.24409in"/>
      <presentation:placeholder presentation:object="title" svg:x="5.56654in" svg:y="2.36299in" svg:width="4.57559in" svg:height="4.24409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5" style:display-name="Comparison">
      <presentation:placeholder presentation:object="title" svg:x="0.74055in" svg:y="0.66654in" svg:width="9.40157in" svg:height="1.44449in"/>
      <presentation:placeholder presentation:object="outline" svg:x="0.73898in" svg:y="2.36339in" svg:width="4.57756in" svg:height="0.63031in"/>
      <presentation:placeholder presentation:object="title" svg:x="0.73898in" svg:y="2.99331in" svg:width="4.57756in" svg:height="3.61338in"/>
      <presentation:placeholder presentation:object="outline" svg:x="5.56457in" svg:y="2.36339in" svg:width="4.57756in" svg:height="0.63031in"/>
      <presentation:placeholder presentation:object="title" svg:x="5.56457in" svg:y="2.99331in" svg:width="4.57756in" svg:height="3.61338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6" style:display-name="Title Only">
      <presentation:placeholder presentation:object="title" svg:x="0.74055in" svg:y="0.66654in" svg:width="9.40157in" svg:height="1.44449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7" style:display-name="Blank"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8" style:display-name="Content with Caption">
      <presentation:placeholder presentation:object="title" svg:x="0.74055in" svg:y="1.63898in" svg:width="4.21535in" svg:height="1.39803in"/>
      <presentation:placeholder presentation:object="title" svg:x="5.20591in" svg:y="0.56299in" svg:width="4.93622in" svg:height="6.0437in"/>
      <presentation:placeholder presentation:object="outline" svg:x="0.74055in" svg:y="3.03701in" svg:width="4.21535in" svg:height="2.82638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9" style:display-name="Picture with Caption">
      <presentation:placeholder presentation:object="title" svg:x="0.74055in" svg:y="5.25in" svg:width="9.40157in" svg:height="0.61969in"/>
      <presentation:placeholder presentation:object="title" svg:x="0.74055in" svg:y="0.66654in" svg:width="9.40157in" svg:height="4.20591in"/>
      <presentation:placeholder presentation:object="outline" svg:x="0.74055in" svg:y="5.86969in" svg:width="9.40157in" svg:height="0.7370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  <presentation:placeholder presentation:object="date-time" svg:x="7.87953in" svg:y="6.60709in" svg:width="0.99724in" svg:height="0.39921in"/>
    </style:presentation-page-layout>
    <style:presentation-page-layout style:name="Master1-PPL10" style:display-name="Title and Caption">
      <presentation:placeholder presentation:object="title" svg:x="0.74055in" svg:y="0.66654in" svg:width="9.40157in" svg:height="3.72205in"/>
      <presentation:placeholder presentation:object="outline" svg:x="0.74055in" svg:y="4.88898in" svg:width="9.40157in" svg:height="1.71811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11" style:display-name="Quote with Caption">
      <presentation:placeholder presentation:object="title" svg:x="1.0185in" svg:y="0.66654in" svg:width="8.85197in" svg:height="3.30551in"/>
      <presentation:placeholder presentation:object="outline" svg:x="1.49409in" svg:y="3.97205in" svg:width="7.90079in" svg:height="0.41654in"/>
      <presentation:placeholder presentation:object="outline" svg:x="0.74055in" svg:y="4.88898in" svg:width="9.40157in" svg:height="1.71811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12" style:display-name="Name Card">
      <presentation:placeholder presentation:object="title" svg:x="0.74055in" svg:y="2.11299in" svg:width="9.40157in" svg:height="2.83858in"/>
      <presentation:placeholder presentation:object="outline" svg:x="0.74055in" svg:y="4.95118in" svg:width="9.40157in" svg:height="1.65551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13" style:display-name="Quote Name Card">
      <presentation:placeholder presentation:object="title" svg:x="1.0185in" svg:y="0.66654in" svg:width="8.85197in" svg:height="3.30551in"/>
      <presentation:placeholder presentation:object="outline" svg:x="0.74055in" svg:y="4.38898in" svg:width="9.40157in" svg:height="0.5622in"/>
      <presentation:placeholder presentation:object="outline" svg:x="0.74055in" svg:y="4.95118in" svg:width="9.40157in" svg:height="1.65551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14" style:display-name="True or False">
      <presentation:placeholder presentation:object="title" svg:x="0.75in" svg:y="0.66654in" svg:width="9.39213in" svg:height="3.30551in"/>
      <presentation:placeholder presentation:object="outline" svg:x="0.74055in" svg:y="4.38898in" svg:width="9.40157in" svg:height="0.5622in"/>
      <presentation:placeholder presentation:object="outline" svg:x="0.74055in" svg:y="4.95118in" svg:width="9.40157in" svg:height="1.65551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15" style:display-name="Title and Vertical Text">
      <presentation:placeholder presentation:object="title" svg:x="0.74055in" svg:y="0.66654in" svg:width="9.40157in" svg:height="1.44449in"/>
      <presentation:placeholder presentation:object="outline" svg:x="0.74055in" svg:y="2.36299in" svg:width="9.40157in" svg:height="4.24409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presentation-page-layout style:name="Master1-PPL16" style:display-name="Vertical Title and Text">
      <presentation:placeholder presentation:object="title" svg:x="8.71339in" svg:y="0.66654in" svg:width="1.42677in" svg:height="5.74291in"/>
      <presentation:placeholder presentation:object="outline" svg:x="0.74055in" svg:y="0.66654in" svg:width="7.72126in" svg:height="5.74291in"/>
      <presentation:placeholder presentation:object="date-time" svg:x="7.87953in" svg:y="6.60709in" svg:width="0.99724in" svg:height="0.39921in"/>
      <presentation:placeholder presentation:object="footer" svg:x="0.74055in" svg:y="6.60709in" svg:width="6.88701in" svg:height="0.39921in"/>
      <presentation:placeholder presentation:object="page-number" svg:x="9.39488in" svg:y="6.60709in" svg:width="0.74724in" svg:height="0.3992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246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3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4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4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draw:fill="none" draw:stroke="non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2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186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graphic" style:name="a1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1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resentation" style:name="a272">
      <style:graphic-properties draw:fill="none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none" draw:stroke="solid" svg:stroke-width="0.01024in" svg:stroke-color="#5fcbef" svg:stroke-opacity="70%" draw:stroke-linejoin="miter" svg:stroke-linecap="round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4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graphic" style:name="a384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draw:fill="none" draw:stroke="none"/>
    </style:style>
    <style:style style:family="paragraph" style:name="a543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7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625">
      <style:graphic-properties draw:fill="none" draw:stroke="solid" svg:stroke-width="0.01024in" svg:stroke-color="#5fcbef" svg:stroke-opacity="70%" draw:stroke-linejoin="miter" svg:stroke-linecap="round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0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graphic" style:name="a6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495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30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31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none" draw:stroke="non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6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818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draw:fill="none" draw:stroke="non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8126in" fo:margin-right="0in" fo:text-indent="-0.312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non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6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8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draw:fill="none" draw:stroke="none"/>
    </style:style>
    <style:style style:family="graphic" style:name="a8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graphic" style:name="a685">
      <style:graphic-properties draw:fill="none" draw:stroke="solid" svg:stroke-width="0.01024in" svg:stroke-color="#5fcbef" svg:stroke-opacity="70%" draw:stroke-linejoin="miter" svg:stroke-linecap="round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8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draw:fill="none" draw:stroke="non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draw:fill="none" draw:stroke="solid" svg:stroke-width="0.01024in" svg:stroke-color="#5fcbef" svg:stroke-opacity="70%" draw:stroke-linejoin="miter" svg:stroke-linecap="round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graphic" style:name="a11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graphic" style:name="a112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11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draw:fill="none" draw:stroke="non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1024in" svg:stroke-color="#5fcbef" svg:stroke-opacity="70%" draw:stroke-linejoin="miter" svg:stroke-linecap="round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draw:fill="none" draw:stroke="solid" svg:stroke-width="0.01024in" svg:stroke-color="#5fcbef" svg:stroke-opacity="70%" draw:stroke-linejoin="miter" svg:stroke-linecap="round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4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8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draw:fill="none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FreeSans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888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draw:fill="none" draw:stroke="non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8126in" fo:margin-right="0in" fo:text-indent="-0.312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roid Sans Fallback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9">
      <style:graphic-properties draw:fill="none" draw:stroke="solid" svg:stroke-width="0.01024in" svg:stroke-color="#5fcbef" svg:stroke-opacity="70%" draw:stroke-linejoin="miter" svg:stroke-linecap="round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draw:fill="none" draw:stroke="solid" svg:stroke-width="0.01024in" svg:stroke-color="#5fcbef" svg:stroke-opacity="70%" draw:stroke-linejoin="miter" svg:stroke-linecap="round"/>
    </style:style>
    <style:style style:family="graphic" style:name="a121">
      <style:graphic-properties draw:fill="none" draw:stroke="solid" svg:stroke-width="0.01024in" svg:stroke-color="#5fcbef" svg:stroke-opacity="70%" draw:stroke-linejoin="miter" svg:stroke-linecap="round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fals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false" style:writing-mode="lr-tb"/>
    </style:style>
    <style:style style:family="graphic" style:name="a2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draw:fill="none" draw:stroke="non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fals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fals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fals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draw:fill="none" draw:stroke="none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14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2">
      <text:list-level-style-bullet text:level="1" text:bullet-char="">
        <style:list-level-properties text:space-before="0in" text:min-label-width="0.3752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1248in" text:min-label-width="0.3752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6248in" text:min-label-width="0.3752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1248in" text:min-label-width="0.3752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6248in" text:min-label-width="0.3752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1248in" text:min-label-width="0.3752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6248in" text:min-label-width="0.3752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1248in" text:min-label-width="0.3752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6248in" text:min-label-width="0.3752in"/>
        <style:text-properties fo:color="#5fcbef" fo:font-family="Wingdings 3" style:font-charset="x-symbol" fo:font-size="80%"/>
      </text:list-level-style-bullet>
    </text:list-style>
    <text:list-style style:name="a9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2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83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005">
      <text:list-level-style-bullet text:level="1" text:bullet-char="–">
        <style:list-level-properties text:space-before="0.0626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0.9374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4374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9374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81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8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.1252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626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84">
      <text:list-level-style-bullet text:level="1" text:bullet-char="–">
        <style:list-level-properties text:space-before="0.1252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626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95">
      <text:list-level-style-bullet text:level="1" text:bullet-char="">
        <style:list-level-properties text:space-before="0in" text:min-label-width="0.3752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1248in" text:min-label-width="0.3752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6248in" text:min-label-width="0.3752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1248in" text:min-label-width="0.3752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6248in" text:min-label-width="0.3752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1248in" text:min-label-width="0.3752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6248in" text:min-label-width="0.3752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1248in" text:min-label-width="0.3752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6248in" text:min-label-width="0.3752in"/>
        <style:text-properties fo:color="#5fcbef" fo:font-family="Wingdings 3" style:font-charset="x-symbol" fo:font-size="80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64">
      <text:list-level-style-bullet text:level="1" text:bullet-char="">
        <style:list-level-properties text:space-before="0in" text:min-label-width="0.3752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1248in" text:min-label-width="0.3752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6248in" text:min-label-width="0.3752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1248in" text:min-label-width="0.3752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6248in" text:min-label-width="0.3752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1248in" text:min-label-width="0.3752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6248in" text:min-label-width="0.3752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1248in" text:min-label-width="0.3752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6248in" text:min-label-width="0.3752in"/>
        <style:text-properties fo:color="#5fcbef" fo:font-family="Wingdings 3" style:font-charset="x-symbol" fo:font-size="80%"/>
      </text:list-level-style-bullet>
    </text:list-style>
    <text:list-style style:name="a92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087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">
        <style:list-level-properties text:space-before="0in" text:min-label-width="0.3752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1248in" text:min-label-width="0.3752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6248in" text:min-label-width="0.3752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1248in" text:min-label-width="0.3752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6248in" text:min-label-width="0.3752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1248in" text:min-label-width="0.3752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6248in" text:min-label-width="0.3752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1248in" text:min-label-width="0.3752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6248in" text:min-label-width="0.3752in"/>
        <style:text-properties fo:color="#5fcbef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bullet text:level="1" text:bullet-char="">
        <style:list-level-properties text:space-before="0in" text:min-label-width="0.3752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1248in" text:min-label-width="0.3752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6248in" text:min-label-width="0.3752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1248in" text:min-label-width="0.3752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6248in" text:min-label-width="0.3752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1248in" text:min-label-width="0.3752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6248in" text:min-label-width="0.3752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1248in" text:min-label-width="0.3752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6248in" text:min-label-width="0.3752in"/>
        <style:text-properties fo:color="#5fcbef" fo:font-family="Wingdings 3" style:font-charset="x-symbol" fo:font-size="80%"/>
      </text:list-level-style-bullet>
    </text:list-style>
    <text:list-style style:name="a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5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8">
      <text:list-level-style-bullet text:level="1" text:bullet-char="–">
        <style:list-level-properties text:space-before="0.0626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0.9374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4374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9374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.0626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0.9374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4374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9374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">
      <text:list-level-style-bullet text:level="1" text:bullet-char="">
        <style:list-level-properties text:space-before="0in" text:min-label-width="0.3752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1248in" text:min-label-width="0.3752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6248in" text:min-label-width="0.3752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1248in" text:min-label-width="0.3752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6248in" text:min-label-width="0.3752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1248in" text:min-label-width="0.3752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6248in" text:min-label-width="0.3752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1248in" text:min-label-width="0.3752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6248in" text:min-label-width="0.3752in"/>
        <style:text-properties fo:color="#5fcbef" fo:font-family="Wingdings 3" style:font-charset="x-symbol" fo:font-size="80%"/>
      </text:list-level-style-bullet>
    </text:list-style>
    <text:list-style style:name="a1011">
      <text:list-level-style-bullet text:level="1" text:bullet-char="–">
        <style:list-level-properties text:space-before="0.1252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626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43in" svg:y1="0in" svg:x2="11.5815in" svg:y2="7.5in" draw:id="id6" draw:style-name="a30" draw:name="Straight Connector 19">
          <svg:title/>
          <svg:desc/>
        </draw:connector>
        <draw:connector draw:type="line" svg:x1="13.32992in" svg:y1="4.02598in" svg:x2="8.12047in" svg:y2="7.5in" draw:id="id7" draw:style-name="a31" draw:name="Straight Connector 20">
          <svg:title/>
          <svg:desc/>
        </draw:connector>
        <draw:custom-shape svg:x="10.04094in" svg:y="-0.00945in" svg:width="3.28898in" svg:height="7.50945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55in" svg:y="0.66654in" svg:width="9.40157in" svg:height="1.44449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55in" svg:y="2.36299in" svg:width="9.40157in" svg:height="4.2440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53in" svg:y="6.60709in" svg:width="0.99724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30/2017</text:date></text:span></text:p>
        </draw:text-box>
        <svg:title/>
        <svg:desc/>
      </draw:frame>
      <draw:frame draw:id="id4" presentation:style-name="a26" draw:name="Footer Placeholder 4" svg:x="0.74055in" svg:y="6.60709in" svg:width="6.88701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8in" svg:y="6.60709in" svg:width="0.74724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72">
        <draw:page-thumbnail svg:x="1.21063in" svg:y="0.88858in" svg:width="5.84567in" svg:height="4.38425in" presentation:class="page" draw:id="id16" presentation:style-name="a56" draw:name="Slide Image Placeholder 1">
          <svg:title/>
          <svg:desc/>
        </draw:page-thumbnail>
        <draw:frame draw:id="id17" presentation:style-name="a59" draw:name="Notes Placeholder 2" svg:x="0.82677in" svg:y="5.55394in" svg:width="6.61378in" svg:height="5.26142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8" presentation:style-name="a62" draw:name="Header Placeholder 3" svg:x="0in" svg:y="0in" svg:width="3.5878in" svg:height="0.58425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9" presentation:style-name="a65" draw:name="Date Placeholder 4" svg:x="4.67953in" svg:y="0in" svg:width="3.5878in" svg:height="0.58425in" presentation:class="date-time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20" presentation:style-name="a68" draw:name="Footer Placeholder 5" svg:x="0in" svg:y="11.10827in" svg:width="3.5878in" svg:height="0.5842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21" presentation:style-name="a71" draw:name="Slide Number Placeholder 6" svg:x="4.67953in" svg:y="11.10827in" svg:width="3.5878in" svg:height="0.5842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3">
      <draw:g draw:name="Group 43" draw:id="id22">
        <svg:title/>
        <svg:desc/>
        <draw:connector draw:type="line" svg:x1="10.24843in" svg:y1="0in" svg:x2="11.5815in" svg:y2="7.5in" draw:id="id40" draw:layer="Master1-bg" draw:style-name="a120" draw:name="Straight Connector 19">
          <svg:title/>
          <svg:desc/>
        </draw:connector>
        <draw:connector draw:type="line" svg:x1="13.32992in" svg:y1="4.02598in" svg:x2="8.12047in" svg:y2="7.5in" draw:id="id41" draw:layer="Master1-bg" draw:style-name="a121" draw:name="Straight Connector 20">
          <svg:title/>
          <svg:desc/>
        </draw:connector>
        <draw:custom-shape svg:x="10.04094in" svg:y="-0.00945in" svg:width="3.28898in" svg:height="7.50945in" draw:id="id42" draw:layer="Master1-bg" draw:style-name="a124" draw:name="Rectangle 23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43" draw:layer="Master1-bg" draw:style-name="a127" draw:name="Rectangle 25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44" draw:layer="Master1-bg" draw:style-name="a130" draw:name="Isosceles Triangle 23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45" draw:layer="Master1-bg" draw:style-name="a133" draw:name="Rectangle 27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46" draw:layer="Master1-bg" draw:style-name="a136" draw:name="Rectangle 28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47" draw:layer="Master1-bg" draw:style-name="a139" draw:name="Rectangle 29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48" draw:layer="Master1-bg" draw:style-name="a142" draw:name="Isosceles Tri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49" draw:layer="Master1-bg" draw:style-name="a145" draw:name="Isosceles Triangle 1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g draw:name="Group 15" draw:id="id23">
        <svg:title/>
        <svg:desc/>
        <draw:custom-shape svg:x="0in" svg:y="-0.00866in" svg:width="0.94449in" svg:height="6.2315in" draw:id="id30" draw:style-name="a96" draw:name="Freeform 14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43in" svg:y1="0in" svg:x2="11.5815in" svg:y2="7.5in" draw:id="id31" draw:style-name="a97" draw:name="Straight Connector 18">
          <svg:title/>
          <svg:desc/>
        </draw:connector>
        <draw:connector draw:type="line" svg:x1="13.32992in" svg:y1="4.02598in" svg:x2="8.12047in" svg:y2="7.5in" draw:id="id32" draw:style-name="a98" draw:name="Straight Connector 19">
          <svg:title/>
          <svg:desc/>
        </draw:connector>
        <draw:custom-shape svg:x="10.04094in" svg:y="-0.00945in" svg:width="3.28898in" svg:height="7.50945in" draw:id="id33" draw:style-name="a101" draw:name="Rectangle 23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34" draw:style-name="a104" draw:name="Rectangle 25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35" draw:style-name="a107" draw:name="Isosceles Triangle 22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36" draw:style-name="a110" draw:name="Rectangle 27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37" draw:style-name="a113" draw:name="Rectangle 28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38" draw:style-name="a116" draw:name="Rectangle 29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39" draw:style-name="a119" draw:name="Isosceles Triangle 26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4" presentation:style-name="a76" draw:name="Title 1" svg:x="1.64803in" svg:y="2.62953in" svg:width="8.49409in" svg:height="1.80039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25" presentation:style-name="a79" draw:name="Subtitle 2" svg:x="1.64803in" svg:y="4.42992in" svg:width="8.49409in" svg:height="1.19961in" presentation:class="subtitle" presentation:placeholder="false">
        <draw:text-box>
          <text:p text:style-name="a78" text:class-names="" text:cond-style-name=""><text:span text:style-name="a77" text:class-names="">Click to edit Master subtitle style</text:span></text:p>
        </draw:text-box>
        <svg:title/>
        <svg:desc/>
      </draw:frame>
      <draw:frame draw:id="id26" presentation:style-name="a83" draw:name="Date Placeholder 3" svg:x="7.87953in" svg:y="6.60709in" svg:width="0.99724in" svg:height="0.3992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1/30/2017</text:date></text:span></text:p>
        </draw:text-box>
        <svg:title/>
        <svg:desc/>
      </draw:frame>
      <draw:frame draw:id="id27" presentation:style-name="a86" draw:name="Footer Placeholder 4" svg:x="0.74055in" svg:y="6.60709in" svg:width="6.88701in" svg:height="0.3992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8" presentation:style-name="a89" draw:name="Slide Number Placeholder 5" svg:x="9.39488in" svg:y="6.60709in" svg:width="0.74724in" svg:height="0.3992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frame draw:id="id29" presentation:style-name="a93" draw:name="Text Placeholder 17" svg:x="0.66654in" svg:y="1.75472in" svg:width="11.99961in" svg:height="4.34961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/></text:p>
            </text:list-item>
          </text:list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16" presentation:style-name="a146" draw:name="Slide Image Placeholder 1">
          <svg:title/>
          <svg:desc/>
        </draw:page-thumbnail>
        <draw:frame draw:id="id17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8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9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20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63">
      <draw:g draw:name="Group 43" draw:id="id50">
        <svg:title/>
        <svg:desc/>
        <draw:connector draw:type="line" svg:x1="10.24843in" svg:y1="0in" svg:x2="11.5815in" svg:y2="7.5in" draw:id="id57" draw:layer="Master1-bg" draw:style-name="a185" draw:name="Straight Connector 19">
          <svg:title/>
          <svg:desc/>
        </draw:connector>
        <draw:connector draw:type="line" svg:x1="13.32992in" svg:y1="4.02598in" svg:x2="8.12047in" svg:y2="7.5in" draw:id="id58" draw:layer="Master1-bg" draw:style-name="a186" draw:name="Straight Connector 20">
          <svg:title/>
          <svg:desc/>
        </draw:connector>
        <draw:custom-shape svg:x="10.04094in" svg:y="-0.00945in" svg:width="3.28898in" svg:height="7.50945in" draw:id="id59" draw:layer="Master1-bg" draw:style-name="a189" draw:name="Rectangle 23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60" draw:layer="Master1-bg" draw:style-name="a192" draw:name="Rectangle 25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61" draw:layer="Master1-bg" draw:style-name="a195" draw:name="Isosceles Triangle 23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62" draw:layer="Master1-bg" draw:style-name="a198" draw:name="Rectangle 27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63" draw:layer="Master1-bg" draw:style-name="a201" draw:name="Rectangle 28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64" draw:layer="Master1-bg" draw:style-name="a204" draw:name="Rectangle 29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65" draw:layer="Master1-bg" draw:style-name="a207" draw:name="Isosceles Triangle 27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66" draw:layer="Master1-bg" draw:style-name="a210" draw:name="Isosceles Triangle 18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1" presentation:style-name="a166" draw:name="Title 1" svg:x="0.74055in" svg:y="0.66654in" svg:width="9.40157in" svg:height="1.44449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52" presentation:style-name="a170" draw:name="Content Placeholder 2" svg:x="0.74055in" svg:y="2.36299in" svg:width="9.40157in" svg:height="4.24409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53" presentation:style-name="a174" draw:name="Date Placeholder 3" svg:x="7.87953in" svg:y="6.60709in" svg:width="0.99724in" svg:height="0.3992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1/30/2017</text:date></text:span></text:p>
        </draw:text-box>
        <svg:title/>
        <svg:desc/>
      </draw:frame>
      <draw:frame draw:id="id54" presentation:style-name="a177" draw:name="Footer Placeholder 4" svg:x="0.74055in" svg:y="6.60709in" svg:width="6.88701in" svg:height="0.3992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55" presentation:style-name="a180" draw:name="Slide Number Placeholder 5" svg:x="9.39488in" svg:y="6.60709in" svg:width="0.74724in" svg:height="0.3992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draw:frame draw:id="id56" presentation:style-name="a184" draw:name="Content Placeholder 6" svg:x="0.66654in" svg:y="1.75472in" svg:width="11.99961in" svg:height="4.3496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/></text:p>
            </text:list-item>
          </text:list>
        </draw:text-box>
        <svg:title/>
        <svg:desc/>
      </draw:frame>
      <presentation:notes style:page-layout-name="pageLayout2" draw:style-name="a227">
        <draw:page-thumbnail svg:x="1.21063in" svg:y="0.88858in" svg:width="5.84567in" svg:height="4.38425in" presentation:class="page" draw:id="id16" presentation:style-name="a211" draw:name="Slide Image Placeholder 1">
          <svg:title/>
          <svg:desc/>
        </draw:page-thumbnail>
        <draw:frame draw:id="id17" presentation:style-name="a214" draw:name="Notes Placeholder 2" svg:x="0.82677in" svg:y="5.55394in" svg:width="6.61378in" svg:height="5.26142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8" presentation:style-name="a217" draw:name="Header Placeholder 3" svg:x="0in" svg:y="0in" svg:width="3.5878in" svg:height="0.58425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9" presentation:style-name="a220" draw:name="Date Placeholder 4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20" presentation:style-name="a223" draw:name="Footer Placeholder 5" svg:x="0in" svg:y="11.10827in" svg:width="3.5878in" svg:height="0.5842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21" presentation:style-name="a226" draw:name="Slide Number Placeholder 6" svg:x="4.67953in" svg:y="11.10827in" svg:width="3.5878in" svg:height="0.5842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8">
      <draw:g draw:name="Group 43" draw:id="id67">
        <svg:title/>
        <svg:desc/>
        <draw:connector draw:type="line" svg:x1="10.24843in" svg:y1="0in" svg:x2="11.5815in" svg:y2="7.5in" draw:id="id73" draw:layer="Master1-bg" draw:style-name="a246" draw:name="Straight Connector 19">
          <svg:title/>
          <svg:desc/>
        </draw:connector>
        <draw:connector draw:type="line" svg:x1="13.32992in" svg:y1="4.02598in" svg:x2="8.12047in" svg:y2="7.5in" draw:id="id74" draw:layer="Master1-bg" draw:style-name="a247" draw:name="Straight Connector 20">
          <svg:title/>
          <svg:desc/>
        </draw:connector>
        <draw:custom-shape svg:x="10.04094in" svg:y="-0.00945in" svg:width="3.28898in" svg:height="7.50945in" draw:id="id75" draw:layer="Master1-bg" draw:style-name="a250" draw:name="Rectangle 23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76" draw:layer="Master1-bg" draw:style-name="a253" draw:name="Rectangle 25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77" draw:layer="Master1-bg" draw:style-name="a256" draw:name="Isosceles Triangle 23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78" draw:layer="Master1-bg" draw:style-name="a259" draw:name="Rectangle 27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79" draw:layer="Master1-bg" draw:style-name="a262" draw:name="Rectangle 28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80" draw:layer="Master1-bg" draw:style-name="a265" draw:name="Rectangle 29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81" draw:layer="Master1-bg" draw:style-name="a268" draw:name="Isosceles Tri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82" draw:layer="Master1-bg" draw:style-name="a271" draw:name="Isosceles Triangle 1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8" presentation:style-name="a231" draw:name="Title 1" svg:x="0.74055in" svg:y="2.95354in" svg:width="9.40157in" svg:height="1.99764in" presentation:class="title" presentation:placeholder="false">
        <draw:text-box>
          <text:p text:style-name="a230" text:class-names="" text:cond-style-name=""><text:span text:style-name="a229" text:class-names="">Click to edit Master title style</text:span></text:p>
        </draw:text-box>
        <svg:title/>
        <svg:desc/>
      </draw:frame>
      <draw:frame draw:id="id69" presentation:style-name="a235" draw:name="Text Placeholder 2" svg:x="0.74055in" svg:y="4.95118in" svg:width="9.40157in" svg:height="0.94094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70" presentation:style-name="a239" draw:name="Date Placeholder 3" svg:x="7.87953in" svg:y="6.60709in" svg:width="0.99724in" svg:height="0.3992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1/30/2017</text:date></text:span></text:p>
        </draw:text-box>
        <svg:title/>
        <svg:desc/>
      </draw:frame>
      <draw:frame draw:id="id71" presentation:style-name="a242" draw:name="Footer Placeholder 4" svg:x="0.74055in" svg:y="6.60709in" svg:width="6.88701in" svg:height="0.3992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72" presentation:style-name="a245" draw:name="Slide Number Placeholder 5" svg:x="9.39488in" svg:y="6.60709in" svg:width="0.74724in" svg:height="0.39921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88">
        <draw:page-thumbnail svg:x="1.21063in" svg:y="0.88858in" svg:width="5.84567in" svg:height="4.38425in" presentation:class="page" draw:id="id16" presentation:style-name="a272" draw:name="Slide Image Placeholder 1">
          <svg:title/>
          <svg:desc/>
        </draw:page-thumbnail>
        <draw:frame draw:id="id17" presentation:style-name="a275" draw:name="Notes Placeholder 2" svg:x="0.82677in" svg:y="5.55394in" svg:width="6.61378in" svg:height="5.26142in" presentation:class="notes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8" presentation:style-name="a278" draw:name="Header Placeholder 3" svg:x="0in" svg:y="0in" svg:width="3.5878in" svg:height="0.58425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9" presentation:style-name="a281" draw:name="Date Placeholder 4" svg:x="4.67953in" svg:y="0in" svg:width="3.5878in" svg:height="0.58425in" presentation:class="date-time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20" presentation:style-name="a284" draw:name="Footer Placeholder 5" svg:x="0in" svg:y="11.10827in" svg:width="3.5878in" svg:height="0.58425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21" presentation:style-name="a287" draw:name="Slide Number Placeholder 6" svg:x="4.67953in" svg:y="11.10827in" svg:width="3.5878in" svg:height="0.58425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9">
      <draw:g draw:name="Group 43" draw:id="id83">
        <svg:title/>
        <svg:desc/>
        <draw:connector draw:type="line" svg:x1="10.24843in" svg:y1="0in" svg:x2="11.5815in" svg:y2="7.5in" draw:id="id90" draw:layer="Master1-bg" draw:style-name="a311" draw:name="Straight Connector 19">
          <svg:title/>
          <svg:desc/>
        </draw:connector>
        <draw:connector draw:type="line" svg:x1="13.32992in" svg:y1="4.02598in" svg:x2="8.12047in" svg:y2="7.5in" draw:id="id91" draw:layer="Master1-bg" draw:style-name="a312" draw:name="Straight Connector 20">
          <svg:title/>
          <svg:desc/>
        </draw:connector>
        <draw:custom-shape svg:x="10.04094in" svg:y="-0.00945in" svg:width="3.28898in" svg:height="7.50945in" draw:id="id92" draw:layer="Master1-bg" draw:style-name="a315" draw:name="Rectangle 23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93" draw:layer="Master1-bg" draw:style-name="a318" draw:name="Rectangle 25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94" draw:layer="Master1-bg" draw:style-name="a321" draw:name="Isosceles Triangle 23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95" draw:layer="Master1-bg" draw:style-name="a324" draw:name="Rectangle 27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96" draw:layer="Master1-bg" draw:style-name="a327" draw:name="Rectangle 28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97" draw:layer="Master1-bg" draw:style-name="a330" draw:name="Rectangle 29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98" draw:layer="Master1-bg" draw:style-name="a333" draw:name="Isosceles Triangle 27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99" draw:layer="Master1-bg" draw:style-name="a336" draw:name="Isosceles Triangle 18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4" presentation:style-name="a292" draw:name="Title 1" svg:x="0.74055in" svg:y="0.66654in" svg:width="9.40157in" svg:height="1.44449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85" presentation:style-name="a296" draw:name="Content Placeholder 2" svg:x="0.74055in" svg:y="2.36299in" svg:width="4.57559in" svg:height="4.24409in" presentation:class="title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86" presentation:style-name="a300" draw:name="Content Placeholder 3" svg:x="5.56654in" svg:y="2.36299in" svg:width="4.57559in" svg:height="4.24409in" presentation:class="titl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87" presentation:style-name="a304" draw:name="Date Placeholder 4" svg:x="7.87953in" svg:y="6.60709in" svg:width="0.99724in" svg:height="0.3992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30/2017</text:date></text:span></text:p>
        </draw:text-box>
        <svg:title/>
        <svg:desc/>
      </draw:frame>
      <draw:frame draw:id="id88" presentation:style-name="a307" draw:name="Footer Placeholder 5" svg:x="0.74055in" svg:y="6.60709in" svg:width="6.88701in" svg:height="0.3992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89" presentation:style-name="a310" draw:name="Slide Number Placeholder 6" svg:x="9.39488in" svg:y="6.60709in" svg:width="0.74724in" svg:height="0.3992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21063in" svg:y="0.88858in" svg:width="5.84567in" svg:height="4.38425in" presentation:class="page" draw:id="id16" presentation:style-name="a337" draw:name="Slide Image Placeholder 1">
          <svg:title/>
          <svg:desc/>
        </draw:page-thumbnail>
        <draw:frame draw:id="id17" presentation:style-name="a340" draw:name="Notes Placeholder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8" presentation:style-name="a343" draw:name="Header Placeholder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9" presentation:style-name="a346" draw:name="Date Placeholder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20" presentation:style-name="a349" draw:name="Footer Placeholder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21" presentation:style-name="a352" draw:name="Slide Number Placeholder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4">
      <draw:g draw:name="Group 43" draw:id="id100">
        <svg:title/>
        <svg:desc/>
        <draw:connector draw:type="line" svg:x1="10.24843in" svg:y1="0in" svg:x2="11.5815in" svg:y2="7.5in" draw:id="id109" draw:layer="Master1-bg" draw:style-name="a384" draw:name="Straight Connector 19">
          <svg:title/>
          <svg:desc/>
        </draw:connector>
        <draw:connector draw:type="line" svg:x1="13.32992in" svg:y1="4.02598in" svg:x2="8.12047in" svg:y2="7.5in" draw:id="id110" draw:layer="Master1-bg" draw:style-name="a385" draw:name="Straight Connector 20">
          <svg:title/>
          <svg:desc/>
        </draw:connector>
        <draw:custom-shape svg:x="10.04094in" svg:y="-0.00945in" svg:width="3.28898in" svg:height="7.50945in" draw:id="id111" draw:layer="Master1-bg" draw:style-name="a388" draw:name="Rectangle 23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112" draw:layer="Master1-bg" draw:style-name="a391" draw:name="Rectangle 25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113" draw:layer="Master1-bg" draw:style-name="a394" draw:name="Isosceles Triangle 2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114" draw:layer="Master1-bg" draw:style-name="a397" draw:name="Rect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115" draw:layer="Master1-bg" draw:style-name="a400" draw:name="Rect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116" draw:layer="Master1-bg" draw:style-name="a403" draw:name="Rectangle 29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117" draw:layer="Master1-bg" draw:style-name="a406" draw:name="Isosceles Triangle 27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118" draw:layer="Master1-bg" draw:style-name="a409" draw:name="Isosceles Triangle 18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7" draw:name="Title 1" svg:x="0.74055in" svg:y="0.66654in" svg:width="9.40157in" svg:height="1.44449in" presentation:class="title" presentation:placeholder="false">
        <draw:text-box>
          <text:p text:style-name="a356" text:class-names="" text:cond-style-name=""><text:span text:style-name="a355" text:class-names="">Click to edit Master title style</text:span></text:p>
        </draw:text-box>
        <svg:title/>
        <svg:desc/>
      </draw:frame>
      <draw:frame draw:id="id102" presentation:style-name="a361" draw:name="Text Placeholder 2" svg:x="0.73898in" svg:y="2.36339in" svg:width="4.57756in" svg:height="0.63031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</draw:text-box>
        <svg:title/>
        <svg:desc/>
      </draw:frame>
      <draw:frame draw:id="id103" presentation:style-name="a365" draw:name="Content Placeholder 3" svg:x="0.73898in" svg:y="2.99331in" svg:width="4.57756in" svg:height="3.61338in" presentation:class="titl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104" presentation:style-name="a369" draw:name="Text Placeholder 4" svg:x="5.56457in" svg:y="2.36339in" svg:width="4.57756in" svg:height="0.63031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</draw:text-box>
        <svg:title/>
        <svg:desc/>
      </draw:frame>
      <draw:frame draw:id="id105" presentation:style-name="a373" draw:name="Content Placeholder 5" svg:x="5.56457in" svg:y="2.99331in" svg:width="4.57756in" svg:height="3.61338in" presentation:class="titl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106" presentation:style-name="a377" draw:name="Date Placeholder 6" svg:x="7.87953in" svg:y="6.60709in" svg:width="0.99724in" svg:height="0.3992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1/30/2017</text:date></text:span></text:p>
        </draw:text-box>
        <svg:title/>
        <svg:desc/>
      </draw:frame>
      <draw:frame draw:id="id107" presentation:style-name="a380" draw:name="Footer Placeholder 7" svg:x="0.74055in" svg:y="6.60709in" svg:width="6.88701in" svg:height="0.3992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108" presentation:style-name="a383" draw:name="Slide Number Placeholder 8" svg:x="9.39488in" svg:y="6.60709in" svg:width="0.74724in" svg:height="0.3992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page-thumbnail svg:x="1.21063in" svg:y="0.88858in" svg:width="5.84567in" svg:height="4.38425in" presentation:class="page" draw:id="id16" presentation:style-name="a410" draw:name="Slide Image Placeholder 1">
          <svg:title/>
          <svg:desc/>
        </draw:page-thumbnail>
        <draw:frame draw:id="id17" presentation:style-name="a413" draw:name="Notes Placeholder 2" svg:x="0.82677in" svg:y="5.55394in" svg:width="6.61378in" svg:height="5.26142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8" presentation:style-name="a416" draw:name="Header Placeholder 3" svg:x="0in" svg:y="0in" svg:width="3.5878in" svg:height="0.5842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9" presentation:style-name="a419" draw:name="Date Placeholder 4" svg:x="4.67953in" svg:y="0in" svg:width="3.5878in" svg:height="0.58425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20" presentation:style-name="a422" draw:name="Footer Placeholder 5" svg:x="0in" svg:y="11.10827in" svg:width="3.5878in" svg:height="0.58425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21" presentation:style-name="a425" draw:name="Slide Number Placeholder 6" svg:x="4.67953in" svg:y="11.10827in" svg:width="3.5878in" svg:height="0.58425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7">
      <draw:g draw:name="Group 43" draw:id="id119">
        <svg:title/>
        <svg:desc/>
        <draw:connector draw:type="line" svg:x1="10.24843in" svg:y1="0in" svg:x2="11.5815in" svg:y2="7.5in" draw:id="id124" draw:layer="Master1-bg" draw:style-name="a441" draw:name="Straight Connector 19">
          <svg:title/>
          <svg:desc/>
        </draw:connector>
        <draw:connector draw:type="line" svg:x1="13.32992in" svg:y1="4.02598in" svg:x2="8.12047in" svg:y2="7.5in" draw:id="id125" draw:layer="Master1-bg" draw:style-name="a442" draw:name="Straight Connector 20">
          <svg:title/>
          <svg:desc/>
        </draw:connector>
        <draw:custom-shape svg:x="10.04094in" svg:y="-0.00945in" svg:width="3.28898in" svg:height="7.50945in" draw:id="id126" draw:layer="Master1-bg" draw:style-name="a445" draw:name="Rectangle 23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127" draw:layer="Master1-bg" draw:style-name="a448" draw:name="Rectangle 25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128" draw:layer="Master1-bg" draw:style-name="a451" draw:name="Isosceles Triangle 23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129" draw:layer="Master1-bg" draw:style-name="a454" draw:name="Rectangle 27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130" draw:layer="Master1-bg" draw:style-name="a457" draw:name="Rectangle 28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131" draw:layer="Master1-bg" draw:style-name="a460" draw:name="Rectangle 29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132" draw:layer="Master1-bg" draw:style-name="a463" draw:name="Isosceles Triangle 27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133" draw:layer="Master1-bg" draw:style-name="a466" draw:name="Isosceles Triangle 18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0" presentation:style-name="a430" draw:name="Title 1" svg:x="0.74055in" svg:y="0.66654in" svg:width="9.40157in" svg:height="1.44449in" presentation:class="title" presentation:placeholder="false">
        <draw:text-box>
          <text:p text:style-name="a429" text:class-names="" text:cond-style-name=""><text:span text:style-name="a428" text:class-names="">Click to edit Master title style</text:span></text:p>
        </draw:text-box>
        <svg:title/>
        <svg:desc/>
      </draw:frame>
      <draw:frame draw:id="id121" presentation:style-name="a434" draw:name="Date Placeholder 2" svg:x="7.87953in" svg:y="6.60709in" svg:width="0.99724in" svg:height="0.3992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1/30/2017</text:date></text:span></text:p>
        </draw:text-box>
        <svg:title/>
        <svg:desc/>
      </draw:frame>
      <draw:frame draw:id="id122" presentation:style-name="a437" draw:name="Footer Placeholder 3" svg:x="0.74055in" svg:y="6.60709in" svg:width="6.88701in" svg:height="0.3992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123" presentation:style-name="a440" draw:name="Slide Number Placeholder 4" svg:x="9.39488in" svg:y="6.60709in" svg:width="0.74724in" svg:height="0.39921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page-thumbnail svg:x="1.21063in" svg:y="0.88858in" svg:width="5.84567in" svg:height="4.38425in" presentation:class="page" draw:id="id16" presentation:style-name="a467" draw:name="Slide Image Placeholder 1">
          <svg:title/>
          <svg:desc/>
        </draw:page-thumbnail>
        <draw:frame draw:id="id17" presentation:style-name="a470" draw:name="Notes Placeholder 2" svg:x="0.82677in" svg:y="5.55394in" svg:width="6.61378in" svg:height="5.26142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8" presentation:style-name="a473" draw:name="Header Placeholder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9" presentation:style-name="a476" draw:name="Date Placeholder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20" presentation:style-name="a479" draw:name="Footer Placeholder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21" presentation:style-name="a482" draw:name="Slide Number Placeholder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84">
      <draw:g draw:name="Group 43" draw:id="id134">
        <svg:title/>
        <svg:desc/>
        <draw:connector draw:type="line" svg:x1="10.24843in" svg:y1="0in" svg:x2="11.5815in" svg:y2="7.5in" draw:id="id138" draw:layer="Master1-bg" draw:style-name="a495" draw:name="Straight Connector 19">
          <svg:title/>
          <svg:desc/>
        </draw:connector>
        <draw:connector draw:type="line" svg:x1="13.32992in" svg:y1="4.02598in" svg:x2="8.12047in" svg:y2="7.5in" draw:id="id139" draw:layer="Master1-bg" draw:style-name="a496" draw:name="Straight Connector 20">
          <svg:title/>
          <svg:desc/>
        </draw:connector>
        <draw:custom-shape svg:x="10.04094in" svg:y="-0.00945in" svg:width="3.28898in" svg:height="7.50945in" draw:id="id140" draw:layer="Master1-bg" draw:style-name="a499" draw:name="Rectangle 23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141" draw:layer="Master1-bg" draw:style-name="a502" draw:name="Rectangle 25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142" draw:layer="Master1-bg" draw:style-name="a505" draw:name="Isosceles Triangle 23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143" draw:layer="Master1-bg" draw:style-name="a508" draw:name="Rectangle 27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144" draw:layer="Master1-bg" draw:style-name="a511" draw:name="Rectangle 28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145" draw:layer="Master1-bg" draw:style-name="a514" draw:name="Rectangle 29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146" draw:layer="Master1-bg" draw:style-name="a517" draw:name="Isosceles Triangle 27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147" draw:layer="Master1-bg" draw:style-name="a520" draw:name="Isosceles Triangle 18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5" presentation:style-name="a488" draw:name="Date Placeholder 1" svg:x="7.87953in" svg:y="6.60709in" svg:width="0.99724in" svg:height="0.39921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30/2017</text:date></text:span></text:p>
        </draw:text-box>
        <svg:title/>
        <svg:desc/>
      </draw:frame>
      <draw:frame draw:id="id136" presentation:style-name="a491" draw:name="Footer Placeholder 2" svg:x="0.74055in" svg:y="6.60709in" svg:width="6.88701in" svg:height="0.3992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37" presentation:style-name="a494" draw:name="Slide Number Placeholder 3" svg:x="9.39488in" svg:y="6.60709in" svg:width="0.74724in" svg:height="0.39921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page-thumbnail svg:x="1.21063in" svg:y="0.88858in" svg:width="5.84567in" svg:height="4.38425in" presentation:class="page" draw:id="id16" presentation:style-name="a521" draw:name="Slide Image Placeholder 1">
          <svg:title/>
          <svg:desc/>
        </draw:page-thumbnail>
        <draw:frame draw:id="id17" presentation:style-name="a524" draw:name="Notes Placeholder 2" svg:x="0.82677in" svg:y="5.55394in" svg:width="6.61378in" svg:height="5.26142in" presentation:class="notes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8" presentation:style-name="a527" draw:name="Header Placeholder 3" svg:x="0in" svg:y="0in" svg:width="3.5878in" svg:height="0.5842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9" presentation:style-name="a530" draw:name="Date Placeholder 4" svg:x="4.67953in" svg:y="0in" svg:width="3.5878in" svg:height="0.58425in" presentation:class="date-time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20" presentation:style-name="a533" draw:name="Footer Placeholder 5" svg:x="0in" svg:y="11.10827in" svg:width="3.5878in" svg:height="0.58425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21" presentation:style-name="a536" draw:name="Slide Number Placeholder 6" svg:x="4.67953in" svg:y="11.10827in" svg:width="3.5878in" svg:height="0.58425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8">
      <draw:g draw:name="Group 43" draw:id="id148">
        <svg:title/>
        <svg:desc/>
        <draw:connector draw:type="line" svg:x1="10.24843in" svg:y1="0in" svg:x2="11.5815in" svg:y2="7.5in" draw:id="id155" draw:layer="Master1-bg" draw:style-name="a560" draw:name="Straight Connector 19">
          <svg:title/>
          <svg:desc/>
        </draw:connector>
        <draw:connector draw:type="line" svg:x1="13.32992in" svg:y1="4.02598in" svg:x2="8.12047in" svg:y2="7.5in" draw:id="id156" draw:layer="Master1-bg" draw:style-name="a561" draw:name="Straight Connector 20">
          <svg:title/>
          <svg:desc/>
        </draw:connector>
        <draw:custom-shape svg:x="10.04094in" svg:y="-0.00945in" svg:width="3.28898in" svg:height="7.50945in" draw:id="id157" draw:layer="Master1-bg" draw:style-name="a564" draw:name="Rectangle 23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158" draw:layer="Master1-bg" draw:style-name="a567" draw:name="Rectangle 25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159" draw:layer="Master1-bg" draw:style-name="a570" draw:name="Isosceles Triangle 23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160" draw:layer="Master1-bg" draw:style-name="a573" draw:name="Rectangle 27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161" draw:layer="Master1-bg" draw:style-name="a576" draw:name="Rectangle 28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162" draw:layer="Master1-bg" draw:style-name="a579" draw:name="Rectangle 29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163" draw:layer="Master1-bg" draw:style-name="a582" draw:name="Isosceles Triangle 27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164" draw:layer="Master1-bg" draw:style-name="a585" draw:name="Isosceles Triangle 18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9" presentation:style-name="a541" draw:name="Title 1" svg:x="0.74055in" svg:y="1.63898in" svg:width="4.21535in" svg:height="1.39803in" presentation:class="title" presentation:placeholder="false">
        <draw:text-box>
          <text:p text:style-name="a540" text:class-names="" text:cond-style-name=""><text:span text:style-name="a539" text:class-names="">Click to edit Master title style</text:span></text:p>
        </draw:text-box>
        <svg:title/>
        <svg:desc/>
      </draw:frame>
      <draw:frame draw:id="id150" presentation:style-name="a545" draw:name="Content Placeholder 2" svg:x="5.20591in" svg:y="0.56299in" svg:width="4.93622in" svg:height="6.0437in" presentation:class="title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151" presentation:style-name="a549" draw:name="Text Placeholder 3" svg:x="0.74055in" svg:y="3.03701in" svg:width="4.21535in" svg:height="2.82638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</draw:text-box>
        <svg:title/>
        <svg:desc/>
      </draw:frame>
      <draw:frame draw:id="id152" presentation:style-name="a553" draw:name="Date Placeholder 4" svg:x="7.87953in" svg:y="6.60709in" svg:width="0.99724in" svg:height="0.39921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1/30/2017</text:date></text:span></text:p>
        </draw:text-box>
        <svg:title/>
        <svg:desc/>
      </draw:frame>
      <draw:frame draw:id="id153" presentation:style-name="a556" draw:name="Footer Placeholder 5" svg:x="0.74055in" svg:y="6.60709in" svg:width="6.88701in" svg:height="0.3992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54" presentation:style-name="a559" draw:name="Slide Number Placeholder 6" svg:x="9.39488in" svg:y="6.60709in" svg:width="0.74724in" svg:height="0.39921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  <presentation:notes style:page-layout-name="pageLayout2" draw:style-name="a602">
        <draw:page-thumbnail svg:x="1.21063in" svg:y="0.88858in" svg:width="5.84567in" svg:height="4.38425in" presentation:class="page" draw:id="id16" presentation:style-name="a586" draw:name="Slide Image Placeholder 1">
          <svg:title/>
          <svg:desc/>
        </draw:page-thumbnail>
        <draw:frame draw:id="id17" presentation:style-name="a589" draw:name="Notes Placeholder 2" svg:x="0.82677in" svg:y="5.55394in" svg:width="6.61378in" svg:height="5.26142in" presentation:class="notes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8" presentation:style-name="a592" draw:name="Header Placeholder 3" svg:x="0in" svg:y="0in" svg:width="3.5878in" svg:height="0.58425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9" presentation:style-name="a595" draw:name="Date Placeholder 4" svg:x="4.67953in" svg:y="0in" svg:width="3.5878in" svg:height="0.58425in" presentation:class="date-time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20" presentation:style-name="a598" draw:name="Footer Placeholder 5" svg:x="0in" svg:y="11.10827in" svg:width="3.5878in" svg:height="0.58425in" presentation:class="foot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21" presentation:style-name="a601" draw:name="Slide Number Placeholder 6" svg:x="4.67953in" svg:y="11.10827in" svg:width="3.5878in" svg:height="0.58425in" presentation:class="page-number" presentation:placeholder="false">
          <draw:text-box>
            <text:p text:style-name="a600" text:class-names="" text:cond-style-name=""><text:span text:style-name="a5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03">
      <draw:g draw:name="Group 43" draw:id="id165">
        <svg:title/>
        <svg:desc/>
        <draw:connector draw:type="line" svg:x1="10.24843in" svg:y1="0in" svg:x2="11.5815in" svg:y2="7.5in" draw:id="id172" draw:layer="Master1-bg" draw:style-name="a624" draw:name="Straight Connector 19">
          <svg:title/>
          <svg:desc/>
        </draw:connector>
        <draw:connector draw:type="line" svg:x1="13.32992in" svg:y1="4.02598in" svg:x2="8.12047in" svg:y2="7.5in" draw:id="id173" draw:layer="Master1-bg" draw:style-name="a625" draw:name="Straight Connector 20">
          <svg:title/>
          <svg:desc/>
        </draw:connector>
        <draw:custom-shape svg:x="10.04094in" svg:y="-0.00945in" svg:width="3.28898in" svg:height="7.50945in" draw:id="id174" draw:layer="Master1-bg" draw:style-name="a628" draw:name="Rectangle 23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175" draw:layer="Master1-bg" draw:style-name="a631" draw:name="Rectangle 25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176" draw:layer="Master1-bg" draw:style-name="a634" draw:name="Isosceles Triangle 2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177" draw:layer="Master1-bg" draw:style-name="a637" draw:name="Rectangle 27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178" draw:layer="Master1-bg" draw:style-name="a640" draw:name="Rectangle 28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179" draw:layer="Master1-bg" draw:style-name="a643" draw:name="Rectangle 29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180" draw:layer="Master1-bg" draw:style-name="a646" draw:name="Isosceles Triangle 27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181" draw:layer="Master1-bg" draw:style-name="a649" draw:name="Isosceles Triangle 18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6" presentation:style-name="a606" draw:name="Title 1" svg:x="0.74055in" svg:y="5.25in" svg:width="9.40157in" svg:height="0.61969in" presentation:class="title" presentation:placeholder="false">
        <draw:text-box>
          <text:p text:style-name="a605" text:class-names="" text:cond-style-name=""><text:span text:style-name="a604" text:class-names="">Click to edit Master title style</text:span></text:p>
        </draw:text-box>
        <svg:title/>
        <svg:desc/>
      </draw:frame>
      <draw:frame draw:id="id167" presentation:style-name="a609" draw:name="Picture Placeholder 2" svg:x="0.74055in" svg:y="0.66654in" svg:width="9.40157in" svg:height="4.20591in" presentation:class="title" presentation:placeholder="false">
        <draw:text-box>
          <text:p text:style-name="a608" text:class-names="" text:cond-style-name=""><text:span text:style-name="a607" text:class-names="">Click icon to add picture</text:span></text:p>
        </draw:text-box>
        <svg:title/>
        <svg:desc/>
      </draw:frame>
      <draw:frame draw:id="id168" presentation:style-name="a613" draw:name="Text Placeholder 3" svg:x="0.74055in" svg:y="5.86969in" svg:width="9.40157in" svg:height="0.73701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ck to edit Master text styles</text:span></text:p>
            </text:list-item>
          </text:list>
        </draw:text-box>
        <svg:title/>
        <svg:desc/>
      </draw:frame>
      <draw:frame draw:id="id169" presentation:style-name="a616" draw:name="Footer Placeholder 5" svg:x="0.74055in" svg:y="6.60709in" svg:width="6.88701in" svg:height="0.3992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170" presentation:style-name="a619" draw:name="Slide Number Placeholder 6" svg:x="9.39488in" svg:y="6.60709in" svg:width="0.74724in" svg:height="0.3992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draw:frame draw:id="id171" presentation:style-name="a623" draw:name="Date Placeholder 4" svg:x="7.87953in" svg:y="6.60709in" svg:width="0.99724in" svg:height="0.39921in" presentation:class="date-time" presentation:placeholder="false">
        <draw:text-box>
          <text:p text:style-name="a622" text:class-names="" text:cond-style-name=""><text:span text:style-name="a620" text:class-names=""><text:date text:fixed="false" style:data-style-name="a621">1/30/2017</text:date></text:span></text:p>
        </draw:text-box>
        <svg:title/>
        <svg:desc/>
      </draw:frame>
      <presentation:notes style:page-layout-name="pageLayout2" draw:style-name="a666">
        <draw:page-thumbnail svg:x="1.21063in" svg:y="0.88858in" svg:width="5.84567in" svg:height="4.38425in" presentation:class="page" draw:id="id16" presentation:style-name="a650" draw:name="Slide Image Placeholder 1">
          <svg:title/>
          <svg:desc/>
        </draw:page-thumbnail>
        <draw:frame draw:id="id17" presentation:style-name="a653" draw:name="Notes Placeholder 2" svg:x="0.82677in" svg:y="5.55394in" svg:width="6.61378in" svg:height="5.26142in" presentation:class="notes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8" presentation:style-name="a656" draw:name="Header Placeholder 3" svg:x="0in" svg:y="0in" svg:width="3.5878in" svg:height="0.58425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9" presentation:style-name="a659" draw:name="Date Placeholder 4" svg:x="4.67953in" svg:y="0in" svg:width="3.5878in" svg:height="0.58425in" presentation:class="date-time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20" presentation:style-name="a662" draw:name="Footer Placeholder 5" svg:x="0in" svg:y="11.10827in" svg:width="3.5878in" svg:height="0.58425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21" presentation:style-name="a665" draw:name="Slide Number Placeholder 6" svg:x="4.67953in" svg:y="11.10827in" svg:width="3.5878in" svg:height="0.58425in" presentation:class="page-number" presentation:placeholder="false">
          <draw:text-box>
            <text:p text:style-name="a664" text:class-names="" text:cond-style-name=""><text:span text:style-name="a6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667">
      <draw:g draw:name="Group 43" draw:id="id182">
        <svg:title/>
        <svg:desc/>
        <draw:connector draw:type="line" svg:x1="10.24843in" svg:y1="0in" svg:x2="11.5815in" svg:y2="7.5in" draw:id="id188" draw:layer="Master1-bg" draw:style-name="a685" draw:name="Straight Connector 19">
          <svg:title/>
          <svg:desc/>
        </draw:connector>
        <draw:connector draw:type="line" svg:x1="13.32992in" svg:y1="4.02598in" svg:x2="8.12047in" svg:y2="7.5in" draw:id="id189" draw:layer="Master1-bg" draw:style-name="a686" draw:name="Straight Connector 20">
          <svg:title/>
          <svg:desc/>
        </draw:connector>
        <draw:custom-shape svg:x="10.04094in" svg:y="-0.00945in" svg:width="3.28898in" svg:height="7.50945in" draw:id="id190" draw:layer="Master1-bg" draw:style-name="a689" draw:name="Rectangle 23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191" draw:layer="Master1-bg" draw:style-name="a692" draw:name="Rectangle 25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192" draw:layer="Master1-bg" draw:style-name="a695" draw:name="Isosceles Triangle 23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193" draw:layer="Master1-bg" draw:style-name="a698" draw:name="Rectangle 27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194" draw:layer="Master1-bg" draw:style-name="a701" draw:name="Rectangle 28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195" draw:layer="Master1-bg" draw:style-name="a704" draw:name="Rectangle 29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196" draw:layer="Master1-bg" draw:style-name="a707" draw:name="Isosceles Triangle 27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197" draw:layer="Master1-bg" draw:style-name="a710" draw:name="Isosceles Triangle 18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3" presentation:style-name="a670" draw:name="Title 1" svg:x="0.74055in" svg:y="0.66654in" svg:width="9.40157in" svg:height="3.72205in" presentation:class="title" presentation:placeholder="false">
        <draw:text-box>
          <text:p text:style-name="a669" text:class-names="" text:cond-style-name=""><text:span text:style-name="a668" text:class-names="">Click to edit Master title style</text:span></text:p>
        </draw:text-box>
        <svg:title/>
        <svg:desc/>
      </draw:frame>
      <draw:frame draw:id="id184" presentation:style-name="a674" draw:name="Text Placeholder 2" svg:x="0.74055in" svg:y="4.88898in" svg:width="9.40157in" svg:height="1.71811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Click to edit Master text styles</text:span></text:p>
            </text:list-item>
          </text:list>
        </draw:text-box>
        <svg:title/>
        <svg:desc/>
      </draw:frame>
      <draw:frame draw:id="id185" presentation:style-name="a678" draw:name="Date Placeholder 3" svg:x="7.87953in" svg:y="6.60709in" svg:width="0.99724in" svg:height="0.39921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/30/2017</text:date></text:span></text:p>
        </draw:text-box>
        <svg:title/>
        <svg:desc/>
      </draw:frame>
      <draw:frame draw:id="id186" presentation:style-name="a681" draw:name="Footer Placeholder 4" svg:x="0.74055in" svg:y="6.60709in" svg:width="6.88701in" svg:height="0.3992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187" presentation:style-name="a684" draw:name="Slide Number Placeholder 5" svg:x="9.39488in" svg:y="6.60709in" svg:width="0.74724in" svg:height="0.39921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page-thumbnail svg:x="1.21063in" svg:y="0.88858in" svg:width="5.84567in" svg:height="4.38425in" presentation:class="page" draw:id="id16" presentation:style-name="a711" draw:name="Slide Image Placeholder 1">
          <svg:title/>
          <svg:desc/>
        </draw:page-thumbnail>
        <draw:frame draw:id="id17" presentation:style-name="a714" draw:name="Notes Placeholder 2" svg:x="0.82677in" svg:y="5.55394in" svg:width="6.61378in" svg:height="5.26142in" presentation:class="notes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8" presentation:style-name="a717" draw:name="Header Placeholder 3" svg:x="0in" svg:y="0in" svg:width="3.5878in" svg:height="0.58425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9" presentation:style-name="a720" draw:name="Date Placeholder 4" svg:x="4.67953in" svg:y="0in" svg:width="3.5878in" svg:height="0.58425in" presentation:class="date-time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20" presentation:style-name="a723" draw:name="Footer Placeholder 5" svg:x="0in" svg:y="11.10827in" svg:width="3.5878in" svg:height="0.5842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21" presentation:style-name="a726" draw:name="Slide Number Placeholder 6" svg:x="4.67953in" svg:y="11.10827in" svg:width="3.5878in" svg:height="0.5842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728">
      <draw:g draw:name="Group 43" draw:id="id198">
        <svg:title/>
        <svg:desc/>
        <draw:connector draw:type="line" svg:x1="10.24843in" svg:y1="0in" svg:x2="11.5815in" svg:y2="7.5in" draw:id="id207" draw:layer="Master1-bg" draw:style-name="a756" draw:name="Straight Connector 19">
          <svg:title/>
          <svg:desc/>
        </draw:connector>
        <draw:connector draw:type="line" svg:x1="13.32992in" svg:y1="4.02598in" svg:x2="8.12047in" svg:y2="7.5in" draw:id="id208" draw:layer="Master1-bg" draw:style-name="a757" draw:name="Straight Connector 20">
          <svg:title/>
          <svg:desc/>
        </draw:connector>
        <draw:custom-shape svg:x="10.04094in" svg:y="-0.00945in" svg:width="3.28898in" svg:height="7.50945in" draw:id="id209" draw:layer="Master1-bg" draw:style-name="a760" draw:name="Rectangle 23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210" draw:layer="Master1-bg" draw:style-name="a763" draw:name="Rectangle 2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211" draw:layer="Master1-bg" draw:style-name="a766" draw:name="Isosceles Triangle 23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212" draw:layer="Master1-bg" draw:style-name="a769" draw:name="Rectangle 27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213" draw:layer="Master1-bg" draw:style-name="a772" draw:name="Rectangle 28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214" draw:layer="Master1-bg" draw:style-name="a775" draw:name="Rectangle 29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215" draw:layer="Master1-bg" draw:style-name="a778" draw:name="Isosceles Triangle 27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216" draw:layer="Master1-bg" draw:style-name="a781" draw:name="Isosceles Triangle 18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731" draw:name="Title 1" svg:x="1.0185in" svg:y="0.66654in" svg:width="8.85197in" svg:height="3.30551in" presentation:class="title" presentation:placeholder="false">
        <draw:text-box>
          <text:p text:style-name="a730" text:class-names="" text:cond-style-name=""><text:span text:style-name="a729" text:class-names="">Click to edit Master title style</text:span></text:p>
        </draw:text-box>
        <svg:title/>
        <svg:desc/>
      </draw:frame>
      <draw:frame draw:id="id200" presentation:style-name="a735" draw:name="Text Placeholder 9" svg:x="1.49409in" svg:y="3.97205in" svg:width="7.90079in" svg:height="0.41654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201" presentation:style-name="a739" draw:name="Text Placeholder 2" svg:x="0.74055in" svg:y="4.88898in" svg:width="9.40157in" svg:height="1.71811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02" presentation:style-name="a743" draw:name="Date Placeholder 3" svg:x="7.87953in" svg:y="6.60709in" svg:width="0.99724in" svg:height="0.39921in" presentation:class="date-time" presentation:placeholder="false">
        <draw:text-box>
          <text:p text:style-name="a742" text:class-names="" text:cond-style-name=""><text:span text:style-name="a740" text:class-names=""><text:date text:fixed="false" style:data-style-name="a741">1/30/2017</text:date></text:span></text:p>
        </draw:text-box>
        <svg:title/>
        <svg:desc/>
      </draw:frame>
      <draw:frame draw:id="id203" presentation:style-name="a746" draw:name="Footer Placeholder 4" svg:x="0.74055in" svg:y="6.60709in" svg:width="6.88701in" svg:height="0.39921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204" presentation:style-name="a749" draw:name="Slide Number Placeholder 5" svg:x="9.39488in" svg:y="6.60709in" svg:width="0.74724in" svg:height="0.39921in" presentation:class="page-number" presentation:placeholder="false">
        <draw:text-box>
          <text:p text:style-name="a748" text:class-names="" text:cond-style-name=""><text:span text:style-name="a747" text:class-names=""><text:page-number style:num-format="1" text:fixed="false"/></text:span></text:p>
        </draw:text-box>
        <svg:title/>
        <svg:desc/>
      </draw:frame>
      <draw:frame draw:id="id205" draw:style-name="a752" draw:name="TextBox 23" svg:x="0.59252in" svg:y="0.86417in" svg:width="0.66654in" svg:height="0.63937in">
        <draw:text-box>
          <text:p text:style-name="a751" text:class-names="" text:cond-style-name=""><text:span text:style-name="a750" text:class-names="">“</text:span></text:p>
        </draw:text-box>
        <svg:title/>
        <svg:desc/>
      </draw:frame>
      <draw:frame draw:id="id206" draw:style-name="a755" draw:name="TextBox 24" svg:x="9.72559in" svg:y="3.15669in" svg:width="0.66654in" svg:height="0.63937in">
        <draw:text-box>
          <text:p text:style-name="a754" text:class-names="" text:cond-style-name=""><text:span text:style-name="a753" text:class-names="">”</text:span></text:p>
        </draw:text-box>
        <svg:title/>
        <svg:desc/>
      </draw:frame>
      <presentation:notes style:page-layout-name="pageLayout2" draw:style-name="a798">
        <draw:page-thumbnail svg:x="1.21063in" svg:y="0.88858in" svg:width="5.84567in" svg:height="4.38425in" presentation:class="page" draw:id="id16" presentation:style-name="a782" draw:name="Slide Image Placeholder 1">
          <svg:title/>
          <svg:desc/>
        </draw:page-thumbnail>
        <draw:frame draw:id="id17" presentation:style-name="a785" draw:name="Notes Placeholder 2" svg:x="0.82677in" svg:y="5.55394in" svg:width="6.61378in" svg:height="5.26142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8" presentation:style-name="a788" draw:name="Header Placeholder 3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9" presentation:style-name="a791" draw:name="Date Placeholder 4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20" presentation:style-name="a794" draw:name="Footer Placeholder 5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21" presentation:style-name="a797" draw:name="Slide Number Placeholder 6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799">
      <draw:g draw:name="Group 43" draw:id="id217">
        <svg:title/>
        <svg:desc/>
        <draw:connector draw:type="line" svg:x1="10.24843in" svg:y1="0in" svg:x2="11.5815in" svg:y2="7.5in" draw:id="id223" draw:layer="Master1-bg" draw:style-name="a817" draw:name="Straight Connector 19">
          <svg:title/>
          <svg:desc/>
        </draw:connector>
        <draw:connector draw:type="line" svg:x1="13.32992in" svg:y1="4.02598in" svg:x2="8.12047in" svg:y2="7.5in" draw:id="id224" draw:layer="Master1-bg" draw:style-name="a818" draw:name="Straight Connector 20">
          <svg:title/>
          <svg:desc/>
        </draw:connector>
        <draw:custom-shape svg:x="10.04094in" svg:y="-0.00945in" svg:width="3.28898in" svg:height="7.50945in" draw:id="id225" draw:layer="Master1-bg" draw:style-name="a821" draw:name="Rectangle 23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226" draw:layer="Master1-bg" draw:style-name="a824" draw:name="Rectangle 25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227" draw:layer="Master1-bg" draw:style-name="a827" draw:name="Isosceles Triangle 23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228" draw:layer="Master1-bg" draw:style-name="a830" draw:name="Rectangle 27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229" draw:layer="Master1-bg" draw:style-name="a833" draw:name="Rectangle 28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230" draw:layer="Master1-bg" draw:style-name="a836" draw:name="Rectangle 29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231" draw:layer="Master1-bg" draw:style-name="a839" draw:name="Isosceles Triangle 27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232" draw:layer="Master1-bg" draw:style-name="a842" draw:name="Isosceles Triangle 18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8" presentation:style-name="a802" draw:name="Title 1" svg:x="0.74055in" svg:y="2.11299in" svg:width="9.40157in" svg:height="2.83858in" presentation:class="title" presentation:placeholder="false">
        <draw:text-box>
          <text:p text:style-name="a801" text:class-names="" text:cond-style-name=""><text:span text:style-name="a800" text:class-names="">Click to edit Master title style</text:span></text:p>
        </draw:text-box>
        <svg:title/>
        <svg:desc/>
      </draw:frame>
      <draw:frame draw:id="id219" presentation:style-name="a806" draw:name="Text Placeholder 2" svg:x="0.74055in" svg:y="4.95118in" svg:width="9.40157in" svg:height="1.65551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>Click to edit Master text styles</text:span></text:p>
            </text:list-item>
          </text:list>
        </draw:text-box>
        <svg:title/>
        <svg:desc/>
      </draw:frame>
      <draw:frame draw:id="id220" presentation:style-name="a810" draw:name="Date Placeholder 3" svg:x="7.87953in" svg:y="6.60709in" svg:width="0.99724in" svg:height="0.39921in" presentation:class="date-time" presentation:placeholder="false">
        <draw:text-box>
          <text:p text:style-name="a809" text:class-names="" text:cond-style-name=""><text:span text:style-name="a807" text:class-names=""><text:date text:fixed="false" style:data-style-name="a808">1/30/2017</text:date></text:span></text:p>
        </draw:text-box>
        <svg:title/>
        <svg:desc/>
      </draw:frame>
      <draw:frame draw:id="id221" presentation:style-name="a813" draw:name="Footer Placeholder 4" svg:x="0.74055in" svg:y="6.60709in" svg:width="6.88701in" svg:height="0.39921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222" presentation:style-name="a816" draw:name="Slide Number Placeholder 5" svg:x="9.39488in" svg:y="6.60709in" svg:width="0.74724in" svg:height="0.39921in" presentation:class="page-number" presentation:placeholder="false">
        <draw:text-box>
          <text:p text:style-name="a815" text:class-names="" text:cond-style-name=""><text:span text:style-name="a814" text:class-names=""><text:page-number style:num-format="1" text:fixed="false"/></text:span></text:p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16" presentation:style-name="a843" draw:name="Slide Image Placeholder 1">
          <svg:title/>
          <svg:desc/>
        </draw:page-thumbnail>
        <draw:frame draw:id="id17" presentation:style-name="a846" draw:name="Notes Placeholder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8" presentation:style-name="a849" draw:name="Header Placeholder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9" presentation:style-name="a852" draw:name="Date Placeholder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20" presentation:style-name="a855" draw:name="Footer Placeholder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21" presentation:style-name="a858" draw:name="Slide Number Placeholder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860">
      <draw:g draw:name="Group 43" draw:id="id233">
        <svg:title/>
        <svg:desc/>
        <draw:connector draw:type="line" svg:x1="10.24843in" svg:y1="0in" svg:x2="11.5815in" svg:y2="7.5in" draw:id="id242" draw:layer="Master1-bg" draw:style-name="a888" draw:name="Straight Connector 19">
          <svg:title/>
          <svg:desc/>
        </draw:connector>
        <draw:connector draw:type="line" svg:x1="13.32992in" svg:y1="4.02598in" svg:x2="8.12047in" svg:y2="7.5in" draw:id="id243" draw:layer="Master1-bg" draw:style-name="a889" draw:name="Straight Connector 20">
          <svg:title/>
          <svg:desc/>
        </draw:connector>
        <draw:custom-shape svg:x="10.04094in" svg:y="-0.00945in" svg:width="3.28898in" svg:height="7.50945in" draw:id="id244" draw:layer="Master1-bg" draw:style-name="a892" draw:name="Rectangle 23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245" draw:layer="Master1-bg" draw:style-name="a895" draw:name="Rectangle 2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246" draw:layer="Master1-bg" draw:style-name="a898" draw:name="Isosceles Triangle 23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247" draw:layer="Master1-bg" draw:style-name="a901" draw:name="Rectangle 27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248" draw:layer="Master1-bg" draw:style-name="a904" draw:name="Rectangle 28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249" draw:layer="Master1-bg" draw:style-name="a907" draw:name="Rectangle 29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250" draw:layer="Master1-bg" draw:style-name="a910" draw:name="Isosceles Triangle 27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251" draw:layer="Master1-bg" draw:style-name="a913" draw:name="Isosceles Triangle 18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863" draw:name="Title 1" svg:x="1.0185in" svg:y="0.66654in" svg:width="8.85197in" svg:height="3.30551in" presentation:class="title" presentation:placeholder="false">
        <draw:text-box>
          <text:p text:style-name="a862" text:class-names="" text:cond-style-name=""><text:span text:style-name="a861" text:class-names="">Click to edit Master title style</text:span></text:p>
        </draw:text-box>
        <svg:title/>
        <svg:desc/>
      </draw:frame>
      <draw:frame draw:id="id235" presentation:style-name="a867" draw:name="Text Placeholder 9" svg:x="0.74055in" svg:y="4.38898in" svg:width="9.40157in" svg:height="0.5622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Click to edit Master text styles</text:span></text:p>
            </text:list-item>
          </text:list>
        </draw:text-box>
        <svg:title/>
        <svg:desc/>
      </draw:frame>
      <draw:frame draw:id="id236" presentation:style-name="a871" draw:name="Text Placeholder 2" svg:x="0.74055in" svg:y="4.95118in" svg:width="9.40157in" svg:height="1.65551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237" presentation:style-name="a875" draw:name="Date Placeholder 3" svg:x="7.87953in" svg:y="6.60709in" svg:width="0.99724in" svg:height="0.39921in" presentation:class="date-time" presentation:placeholder="false">
        <draw:text-box>
          <text:p text:style-name="a874" text:class-names="" text:cond-style-name=""><text:span text:style-name="a872" text:class-names=""><text:date text:fixed="false" style:data-style-name="a873">1/30/2017</text:date></text:span></text:p>
        </draw:text-box>
        <svg:title/>
        <svg:desc/>
      </draw:frame>
      <draw:frame draw:id="id238" presentation:style-name="a878" draw:name="Footer Placeholder 4" svg:x="0.74055in" svg:y="6.60709in" svg:width="6.88701in" svg:height="0.39921in" presentation:class="footer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239" presentation:style-name="a881" draw:name="Slide Number Placeholder 5" svg:x="9.39488in" svg:y="6.60709in" svg:width="0.74724in" svg:height="0.39921in" presentation:class="page-number" presentation:placeholder="false">
        <draw:text-box>
          <text:p text:style-name="a880" text:class-names="" text:cond-style-name=""><text:span text:style-name="a879" text:class-names=""><text:page-number style:num-format="1" text:fixed="false"/></text:span></text:p>
        </draw:text-box>
        <svg:title/>
        <svg:desc/>
      </draw:frame>
      <draw:frame draw:id="id240" draw:style-name="a884" draw:name="TextBox 23" svg:x="0.59252in" svg:y="0.86417in" svg:width="0.66654in" svg:height="0.63937in">
        <draw:text-box>
          <text:p text:style-name="a883" text:class-names="" text:cond-style-name=""><text:span text:style-name="a882" text:class-names="">“</text:span></text:p>
        </draw:text-box>
        <svg:title/>
        <svg:desc/>
      </draw:frame>
      <draw:frame draw:id="id241" draw:style-name="a887" draw:name="TextBox 24" svg:x="9.72559in" svg:y="3.15669in" svg:width="0.66654in" svg:height="0.63937in">
        <draw:text-box>
          <text:p text:style-name="a886" text:class-names="" text:cond-style-name=""><text:span text:style-name="a885" text:class-names="">”</text:span></text:p>
        </draw:text-box>
        <svg:title/>
        <svg:desc/>
      </draw:frame>
      <presentation:notes style:page-layout-name="pageLayout2" draw:style-name="a930">
        <draw:page-thumbnail svg:x="1.21063in" svg:y="0.88858in" svg:width="5.84567in" svg:height="4.38425in" presentation:class="page" draw:id="id16" presentation:style-name="a914" draw:name="Slide Image Placeholder 1">
          <svg:title/>
          <svg:desc/>
        </draw:page-thumbnail>
        <draw:frame draw:id="id17" presentation:style-name="a917" draw:name="Notes Placeholder 2" svg:x="0.82677in" svg:y="5.55394in" svg:width="6.61378in" svg:height="5.26142in" presentation:class="notes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0" draw:name="Header Placeholder 3" svg:x="0in" svg:y="0in" svg:width="3.5878in" svg:height="0.58425in" presentation:class="head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9" presentation:style-name="a923" draw:name="Date Placeholder 4" svg:x="4.67953in" svg:y="0in" svg:width="3.5878in" svg:height="0.58425in" presentation:class="date-time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0" presentation:style-name="a926" draw:name="Footer Placeholder 5" svg:x="0in" svg:y="11.10827in" svg:width="3.5878in" svg:height="0.58425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21" presentation:style-name="a929" draw:name="Slide Number Placeholder 6" svg:x="4.67953in" svg:y="11.10827in" svg:width="3.5878in" svg:height="0.58425in" presentation:class="page-number" presentation:placeholder="false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931">
      <draw:g draw:name="Group 43" draw:id="id252">
        <svg:title/>
        <svg:desc/>
        <draw:connector draw:type="line" svg:x1="10.24843in" svg:y1="0in" svg:x2="11.5815in" svg:y2="7.5in" draw:id="id259" draw:layer="Master1-bg" draw:style-name="a953" draw:name="Straight Connector 19">
          <svg:title/>
          <svg:desc/>
        </draw:connector>
        <draw:connector draw:type="line" svg:x1="13.32992in" svg:y1="4.02598in" svg:x2="8.12047in" svg:y2="7.5in" draw:id="id260" draw:layer="Master1-bg" draw:style-name="a954" draw:name="Straight Connector 20">
          <svg:title/>
          <svg:desc/>
        </draw:connector>
        <draw:custom-shape svg:x="10.04094in" svg:y="-0.00945in" svg:width="3.28898in" svg:height="7.50945in" draw:id="id261" draw:layer="Master1-bg" draw:style-name="a957" draw:name="Rectangle 23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262" draw:layer="Master1-bg" draw:style-name="a960" draw:name="Rectangle 25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263" draw:layer="Master1-bg" draw:style-name="a963" draw:name="Isosceles Triangle 23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264" draw:layer="Master1-bg" draw:style-name="a966" draw:name="Rectangle 27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265" draw:layer="Master1-bg" draw:style-name="a969" draw:name="Rectangle 28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266" draw:layer="Master1-bg" draw:style-name="a972" draw:name="Rectangle 29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267" draw:layer="Master1-bg" draw:style-name="a975" draw:name="Isosceles Triangle 27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268" draw:layer="Master1-bg" draw:style-name="a978" draw:name="Isosceles Triangle 18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3" presentation:style-name="a934" draw:name="Title 1" svg:x="0.75in" svg:y="0.66654in" svg:width="9.39213in" svg:height="3.30551in" presentation:class="title" presentation:placeholder="false">
        <draw:text-box>
          <text:p text:style-name="a933" text:class-names="" text:cond-style-name=""><text:span text:style-name="a932" text:class-names="">Click to edit Master title style</text:span></text:p>
        </draw:text-box>
        <svg:title/>
        <svg:desc/>
      </draw:frame>
      <draw:frame draw:id="id254" presentation:style-name="a938" draw:name="Text Placeholder 9" svg:x="0.74055in" svg:y="4.38898in" svg:width="9.40157in" svg:height="0.5622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ck to edit Master text styles</text:span></text:p>
            </text:list-item>
          </text:list>
        </draw:text-box>
        <svg:title/>
        <svg:desc/>
      </draw:frame>
      <draw:frame draw:id="id255" presentation:style-name="a942" draw:name="Text Placeholder 2" svg:x="0.74055in" svg:y="4.95118in" svg:width="9.40157in" svg:height="1.65551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256" presentation:style-name="a946" draw:name="Date Placeholder 3" svg:x="7.87953in" svg:y="6.60709in" svg:width="0.99724in" svg:height="0.39921in" presentation:class="date-time" presentation:placeholder="false">
        <draw:text-box>
          <text:p text:style-name="a945" text:class-names="" text:cond-style-name=""><text:span text:style-name="a943" text:class-names=""><text:date text:fixed="false" style:data-style-name="a944">1/30/2017</text:date></text:span></text:p>
        </draw:text-box>
        <svg:title/>
        <svg:desc/>
      </draw:frame>
      <draw:frame draw:id="id257" presentation:style-name="a949" draw:name="Footer Placeholder 4" svg:x="0.74055in" svg:y="6.60709in" svg:width="6.88701in" svg:height="0.39921in" presentation:class="footer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258" presentation:style-name="a952" draw:name="Slide Number Placeholder 5" svg:x="9.39488in" svg:y="6.60709in" svg:width="0.74724in" svg:height="0.39921in" presentation:class="page-number" presentation:placeholder="false">
        <draw:text-box>
          <text:p text:style-name="a951" text:class-names="" text:cond-style-name=""><text:span text:style-name="a950" text:class-names=""><text:page-number style:num-format="1" text:fixed="false"/></text:span></text:p>
        </draw:text-box>
        <svg:title/>
        <svg:desc/>
      </draw:frame>
      <presentation:notes style:page-layout-name="pageLayout2" draw:style-name="a995">
        <draw:page-thumbnail svg:x="1.21063in" svg:y="0.88858in" svg:width="5.84567in" svg:height="4.38425in" presentation:class="page" draw:id="id16" presentation:style-name="a979" draw:name="Slide Image Placeholder 1">
          <svg:title/>
          <svg:desc/>
        </draw:page-thumbnail>
        <draw:frame draw:id="id17" presentation:style-name="a982" draw:name="Notes Placeholder 2" svg:x="0.82677in" svg:y="5.55394in" svg:width="6.61378in" svg:height="5.26142in" presentation:class="notes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8" presentation:style-name="a985" draw:name="Header Placeholder 3" svg:x="0in" svg:y="0in" svg:width="3.5878in" svg:height="0.58425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9" presentation:style-name="a988" draw:name="Date Placeholder 4" svg:x="4.67953in" svg:y="0in" svg:width="3.5878in" svg:height="0.58425in" presentation:class="date-time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20" presentation:style-name="a991" draw:name="Footer Placeholder 5" svg:x="0in" svg:y="11.10827in" svg:width="3.5878in" svg:height="0.58425in" presentation:class="foot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21" presentation:style-name="a994" draw:name="Slide Number Placeholder 6" svg:x="4.67953in" svg:y="11.10827in" svg:width="3.5878in" svg:height="0.58425in" presentation:class="page-number" presentation:placeholder="false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996">
      <draw:g draw:name="Group 43" draw:id="id269">
        <svg:title/>
        <svg:desc/>
        <draw:connector draw:type="line" svg:x1="10.24843in" svg:y1="0in" svg:x2="11.5815in" svg:y2="7.5in" draw:id="id275" draw:layer="Master1-bg" draw:style-name="a1026" draw:name="Straight Connector 19">
          <svg:title/>
          <svg:desc/>
        </draw:connector>
        <draw:connector draw:type="line" svg:x1="13.32992in" svg:y1="4.02598in" svg:x2="8.12047in" svg:y2="7.5in" draw:id="id276" draw:layer="Master1-bg" draw:style-name="a1027" draw:name="Straight Connector 20">
          <svg:title/>
          <svg:desc/>
        </draw:connector>
        <draw:custom-shape svg:x="10.04094in" svg:y="-0.00945in" svg:width="3.28898in" svg:height="7.50945in" draw:id="id277" draw:layer="Master1-bg" draw:style-name="a1030" draw:name="Rectangle 23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278" draw:layer="Master1-bg" draw:style-name="a1033" draw:name="Rectangle 25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279" draw:layer="Master1-bg" draw:style-name="a1036" draw:name="Isosceles Triangle 23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280" draw:layer="Master1-bg" draw:style-name="a1039" draw:name="Rectangle 27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281" draw:layer="Master1-bg" draw:style-name="a1042" draw:name="Rectangle 28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282" draw:layer="Master1-bg" draw:style-name="a1045" draw:name="Rectangle 29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283" draw:layer="Master1-bg" draw:style-name="a1048" draw:name="Isosceles Triangle 27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284" draw:layer="Master1-bg" draw:style-name="a1051" draw:name="Isosceles Triangle 18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0" presentation:style-name="a999" draw:name="Title 1" svg:x="0.74055in" svg:y="0.66654in" svg:width="9.40157in" svg:height="1.44449in" presentation:class="title" presentation:placeholder="false">
        <draw:text-box>
          <text:p text:style-name="a998" text:class-names="" text:cond-style-name=""><text:span text:style-name="a997" text:class-names="">Click to edit Master title style</text:span></text:p>
        </draw:text-box>
        <svg:title/>
        <svg:desc/>
      </draw:frame>
      <draw:frame draw:id="id271" presentation:style-name="a1015" draw:name="Vertical Text Placeholder 2" svg:x="0.74055in" svg:y="2.36299in" svg:width="9.40157in" svg:height="4.24409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Click to edit Master text styles</text:span></text:p>
            </text:list-item>
          </text:list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Second level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2" presentation:style-name="a1019" draw:name="Date Placeholder 3" svg:x="7.87953in" svg:y="6.60709in" svg:width="0.99724in" svg:height="0.39921in" presentation:class="date-time" presentation:placeholder="false">
        <draw:text-box>
          <text:p text:style-name="a1018" text:class-names="" text:cond-style-name=""><text:span text:style-name="a1016" text:class-names=""><text:date text:fixed="false" style:data-style-name="a1017">1/30/2017</text:date></text:span></text:p>
        </draw:text-box>
        <svg:title/>
        <svg:desc/>
      </draw:frame>
      <draw:frame draw:id="id273" presentation:style-name="a1022" draw:name="Footer Placeholder 4" svg:x="0.74055in" svg:y="6.60709in" svg:width="6.88701in" svg:height="0.39921in" presentation:class="footer" presentation:placeholder="false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274" presentation:style-name="a1025" draw:name="Slide Number Placeholder 5" svg:x="9.39488in" svg:y="6.60709in" svg:width="0.74724in" svg:height="0.39921in" presentation:class="page-number" presentation:placeholder="false">
        <draw:text-box>
          <text:p text:style-name="a1024" text:class-names="" text:cond-style-name=""><text:span text:style-name="a1023" text:class-names=""><text:page-number style:num-format="1" text:fixed="false"/></text:span></text:p>
        </draw:text-box>
        <svg:title/>
        <svg:desc/>
      </draw:frame>
      <presentation:notes style:page-layout-name="pageLayout2" draw:style-name="a1068">
        <draw:page-thumbnail svg:x="1.21063in" svg:y="0.88858in" svg:width="5.84567in" svg:height="4.38425in" presentation:class="page" draw:id="id16" presentation:style-name="a1052" draw:name="Slide Image Placeholder 1">
          <svg:title/>
          <svg:desc/>
        </draw:page-thumbnail>
        <draw:frame draw:id="id17" presentation:style-name="a1055" draw:name="Notes Placeholder 2" svg:x="0.82677in" svg:y="5.55394in" svg:width="6.61378in" svg:height="5.26142in" presentation:class="notes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58" draw:name="Header Placeholder 3" svg:x="0in" svg:y="0in" svg:width="3.5878in" svg:height="0.58425in" presentation:class="head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9" presentation:style-name="a1061" draw:name="Date Placeholder 4" svg:x="4.67953in" svg:y="0in" svg:width="3.5878in" svg:height="0.58425in" presentation:class="date-time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20" presentation:style-name="a1064" draw:name="Footer Placeholder 5" svg:x="0in" svg:y="11.10827in" svg:width="3.5878in" svg:height="0.58425in" presentation:class="foot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21" presentation:style-name="a1067" draw:name="Slide Number Placeholder 6" svg:x="4.67953in" svg:y="11.10827in" svg:width="3.5878in" svg:height="0.58425in" presentation:class="page-number" presentation:placeholder="false">
          <draw:text-box>
            <text:p text:style-name="a1066" text:class-names="" text:cond-style-name=""><text:span text:style-name="a10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069">
      <draw:g draw:name="Group 43" draw:id="id285">
        <svg:title/>
        <svg:desc/>
        <draw:connector draw:type="line" svg:x1="10.24843in" svg:y1="0in" svg:x2="11.5815in" svg:y2="7.5in" draw:id="id291" draw:layer="Master1-bg" draw:style-name="a1099" draw:name="Straight Connector 19">
          <svg:title/>
          <svg:desc/>
        </draw:connector>
        <draw:connector draw:type="line" svg:x1="13.32992in" svg:y1="4.02598in" svg:x2="8.12047in" svg:y2="7.5in" draw:id="id292" draw:layer="Master1-bg" draw:style-name="a1100" draw:name="Straight Connector 20">
          <svg:title/>
          <svg:desc/>
        </draw:connector>
        <draw:custom-shape svg:x="10.04094in" svg:y="-0.00945in" svg:width="3.28898in" svg:height="7.50945in" draw:id="id293" draw:layer="Master1-bg" draw:style-name="a1103" draw:name="Rectangle 23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36in" svg:y="-0.00945in" svg:width="2.83071in" svg:height="7.50945in" draw:id="id294" draw:layer="Master1-bg" draw:style-name="a1106" draw:name="Rectangle 25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in" svg:y="3.33346in" svg:width="3.56496in" svg:height="4.16654in" draw:id="id295" draw:layer="Master1-bg" draw:style-name="a1109" draw:name="Isosceles Triangle 23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27in" svg:y="-0.00945in" svg:width="3.12165in" svg:height="7.50945in" draw:id="id296" draw:layer="Master1-bg" draw:style-name="a1112" draw:name="Rectangle 27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89in" svg:y="-0.00945in" svg:width="1.41102in" svg:height="7.50945in" draw:id="id297" draw:layer="Master1-bg" draw:style-name="a1115" draw:name="Rectangle 28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299in" svg:y="-0.00945in" svg:width="1.36693in" svg:height="7.50945in" draw:id="id298" draw:layer="Master1-bg" draw:style-name="a1118" draw:name="Rectangle 29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2in" svg:y="3.92598in" svg:width="1.9874in" svg:height="3.57402in" draw:id="id299" draw:layer="Master1-bg" draw:style-name="a1121" draw:name="Isosceles Triangle 27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98in" svg:width="0.49055in" svg:height="3.11102in" draw:id="id300" draw:layer="Master1-bg" draw:style-name="a1124" draw:name="Isosceles Triangle 18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0, -0, -0, -0, 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86" presentation:style-name="a1072" draw:name="Vertical Title 1" svg:x="8.71339in" svg:y="0.66654in" svg:width="1.42677in" svg:height="5.74291in" presentation:class="title" presentation:placeholder="false">
        <draw:text-box>
          <text:p text:style-name="a1071" text:class-names="" text:cond-style-name=""><text:span text:style-name="a1070" text:class-names="">Click to edit Master title style</text:span></text:p>
        </draw:text-box>
        <svg:title/>
        <svg:desc/>
      </draw:frame>
      <draw:frame draw:id="id287" presentation:style-name="a1088" draw:name="Vertical Text Placeholder 2" svg:x="0.74055in" svg:y="0.66654in" svg:width="7.72126in" svg:height="5.74291in" presentation:class="outline" presentation:placeholder="false">
        <draw:text-box>
          <text:list text:style-name="a1075">
            <text:list-item>
              <text:p text:style-name="a1074" text:class-names="" text:cond-style-name=""><text:span text:style-name="a1073" text:class-names="">Click to edit Master text styles</text:span></text:p>
            </text:list-item>
          </text:list>
          <text:list text:style-name="a1078">
            <text:list-item>
              <text:list text:style-name="a1078">
                <text:list-item>
                  <text:p text:style-name="a1077" text:class-names="" text:cond-style-name=""><text:span text:style-name="a1076" text:class-names="">Second level</text:span></text:p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list text:style-name="a1081">
                    <text:list-item>
                      <text:p text:style-name="a1080" text:class-names="" text:cond-style-name=""><text:span text:style-name="a10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list text:style-name="a1084">
                        <text:list-item>
                          <text:p text:style-name="a1083" text:class-names="" text:cond-style-name=""><text:span text:style-name="a10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8" presentation:style-name="a1092" draw:name="Date Placeholder 3" svg:x="7.87953in" svg:y="6.60709in" svg:width="0.99724in" svg:height="0.39921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1/30/2017</text:date></text:span></text:p>
        </draw:text-box>
        <svg:title/>
        <svg:desc/>
      </draw:frame>
      <draw:frame draw:id="id289" presentation:style-name="a1095" draw:name="Footer Placeholder 4" svg:x="0.74055in" svg:y="6.60709in" svg:width="6.88701in" svg:height="0.39921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290" presentation:style-name="a1098" draw:name="Slide Number Placeholder 5" svg:x="9.39488in" svg:y="6.60709in" svg:width="0.74724in" svg:height="0.39921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41">
        <draw:page-thumbnail svg:x="1.21063in" svg:y="0.88858in" svg:width="5.84567in" svg:height="4.38425in" presentation:class="page" draw:id="id16" presentation:style-name="a1125" draw:name="Slide Image Placeholder 1">
          <svg:title/>
          <svg:desc/>
        </draw:page-thumbnail>
        <draw:frame draw:id="id17" presentation:style-name="a1128" draw:name="Notes Placeholder 2" svg:x="0.82677in" svg:y="5.55394in" svg:width="6.61378in" svg:height="5.26142in" presentation:class="notes" presentation:placeholder="false">
          <draw:text-box>
            <text:p text:style-name="a1127" text:class-names="" text:cond-style-name=""><text:span text:style-name="a1126" text:class-names=""/></text:p>
          </draw:text-box>
          <svg:title/>
          <svg:desc/>
        </draw:frame>
        <draw:frame draw:id="id18" presentation:style-name="a1131" draw:name="Header Placeholder 3" svg:x="0in" svg:y="0in" svg:width="3.5878in" svg:height="0.58425in" presentation:class="head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9" presentation:style-name="a1134" draw:name="Date Placeholder 4" svg:x="4.67953in" svg:y="0in" svg:width="3.5878in" svg:height="0.58425in" presentation:class="date-time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20" presentation:style-name="a1137" draw:name="Footer Placeholder 5" svg:x="0in" svg:y="11.10827in" svg:width="3.5878in" svg:height="0.58425in" presentation:class="footer" presentation:placeholder="false">
          <draw:text-box>
            <text:p text:style-name="a1136" text:class-names="" text:cond-style-name=""><text:span text:style-name="a1135" text:class-names=""/></text:p>
          </draw:text-box>
          <svg:title/>
          <svg:desc/>
        </draw:frame>
        <draw:frame draw:id="id21" presentation:style-name="a1140" draw:name="Slide Number Placeholder 6" svg:x="4.67953in" svg:y="11.10827in" svg:width="3.5878in" svg:height="0.58425in" presentation:class="page-number" presentation:placeholder="false">
          <draw:text-box>
            <text:p text:style-name="a1139" text:class-names="" text:cond-style-name=""><text:span text:style-name="a11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42">
      <draw:frame draw:id="id301" presentation:style-name="a1145" draw:name="Header Placeholder 1" svg:x="0in" svg:y="0in" svg:width="3.5878in" svg:height="0.58425in" presentation:class="header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302" presentation:style-name="a1148" draw:name="Date Placeholder 2" svg:x="4.67953in" svg:y="0in" svg:width="3.5878in" svg:height="0.58425in" presentation:class="date-time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303" presentation:style-name="a1151" draw:name="Footer Placeholder 3" svg:x="0in" svg:y="11.10827in" svg:width="3.5878in" svg:height="0.58425in" presentation:class="footer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304" presentation:style-name="a1154" draw:name="Slide Number Placeholder 4" svg:x="4.67953in" svg:y="11.10827in" svg:width="3.5878in" svg:height="0.58425in" presentation:class="page-number" presentation:placeholder="false">
        <draw:text-box>
          <text:p text:style-name="a1153" text:class-names="" text:cond-style-name=""><text:span text:style-name="a115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morphous MgO Triple Junctions</dc:title>
    <meta:initial-creator>Oliver Thomas</meta:initial-creator>
    <dc:creator>Oliver Thomas</dc:creator>
    <meta:creation-date>2016-07-09T21:17:47Z</meta:creation-date>
    <dc:date>2017-01-30T12:39:00Z</dc:date>
    <meta:template xlink:href="../../../Downloads/Amorphous%20MgO%20Triple%20Junctions.odp/Facet" xlink:type="simple"/>
    <meta:editing-cycles>79</meta:editing-cycles>
    <meta:editing-duration>PT20665S</meta:editing-duration>
    <meta:document-statistic meta:paragraph-count="40" meta:word-count="306"/>
  </office:meta>
</office:document-meta>
</file>